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in" fo:margin-bottom="0in" loext:contextual-spacing="false" fo:line-height="100%"/>
      <style:text-properties officeooo:paragraph-rsid="0052fca7"/>
    </style:style>
    <style:style style:name="P2" style:family="paragraph" style:parent-style-name="Text_20_body">
      <style:paragraph-properties fo:margin-top="0in" fo:margin-bottom="0in" loext:contextual-spacing="false" fo:line-height="100%"/>
      <style:text-properties fo:color="#ce181e" officeooo:paragraph-rsid="0052fca7"/>
    </style:style>
    <style:style style:name="P3" style:family="paragraph" style:parent-style-name="Standard">
      <style:paragraph-properties fo:margin-top="0in" fo:margin-bottom="0in" loext:contextual-spacing="false" fo:line-height="100%"/>
      <style:text-properties officeooo:paragraph-rsid="00514c77"/>
    </style:style>
    <style:style style:name="P4" style:family="paragraph" style:parent-style-name="Heading_20_2">
      <style:paragraph-properties fo:margin-top="0in" fo:margin-bottom="0in" loext:contextual-spacing="false" fo:line-height="100%"/>
      <style:text-properties officeooo:paragraph-rsid="0052fca7"/>
    </style:style>
    <style:style style:name="P5" style:family="paragraph" style:parent-style-name="Heading_20_2">
      <style:text-properties officeooo:paragraph-rsid="00514c77"/>
    </style:style>
    <style:style style:name="P6" style:family="paragraph" style:parent-style-name="Contents_20_2">
      <style:paragraph-properties>
        <style:tab-stops>
          <style:tab-stop style:position="6.7283in" style:type="right" style:leader-style="dotted" style:leader-text="."/>
        </style:tab-stops>
      </style:paragraph-properties>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1">
      <style:paragraph-properties fo:margin-top="0in" fo:margin-bottom="0in" loext:contextual-spacing="false"/>
    </style:style>
    <style:style style:name="P11" style:family="paragraph" style:parent-style-name="Text_20_body" style:list-style-name="L2">
      <style:paragraph-properties fo:margin-top="0in" fo:margin-bottom="0in" loext:contextual-spacing="false"/>
    </style:style>
    <style:style style:name="P12" style:family="paragraph" style:parent-style-name="Text_20_body" style:list-style-name="L3">
      <style:paragraph-properties fo:margin-top="0in" fo:margin-bottom="0in" loext:contextual-spacing="false"/>
    </style:style>
    <style:style style:name="T1" style:family="text">
      <style:text-properties style:font-name="Arial" officeooo:rsid="00514c77"/>
    </style:style>
    <style:style style:name="T2" style:family="text">
      <style:text-properties fo:color="#ce181e"/>
    </style:style>
    <style:style style:name="T3" style:family="text">
      <style:text-properties style:text-underline-style="solid" style:text-underline-width="auto" style:text-underline-color="font-color"/>
    </style:style>
    <style:style style:name="T4" style:family="text">
      <style:text-properties fo:background-color="#fff200" loext:char-shading-value="0"/>
    </style:style>
    <style:style style:name="T5" style:family="text">
      <style:text-properties fo:background-color="#fff200" loext:char-shading-value="0"/>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2"><text:bookmark-start text:name="__RefHeading___Toc4296_2107218669"/><text:span text:style-name="Source_20_Text"><text:span text:style-name="T1">Introduction to the CSS Flexbox Challenges</text:span></text:span><text:bookmark-end text:name="__RefHeading___Toc4296_2107218669"/></text:h>
      <text:p text:style-name="Text_20_body">A website's User Interface ("UI") has two components. First, there are the <text:span text:style-name="T4">visual</text:span> elements, such as colors, fonts, and images. Second, there is the placement or <text:span text:style-name="T4">position</text:span>ing of those elements. In Responsive Web Design, a UI layout must accommodate many different browsers and devices accessing the content.<text:line-break/><text:line-break/>CSS3 introduced Flexible Boxes, or <text:span text:style-name="T4">flexbox</text:span>, to create page layouts for a dynamic UI. It is a layout mode that arranges elements in a predictable way for different screen sizes and browsers. While somewhat new, all popular modern browsers support flexbox. This section covers how to use flexbox and the different layout options it offers.</text:p>
      <text:p text:style-name="Horizontal_20_Line"><text:span text:style-name="Source_20_Text"><text: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text:a xlink:type="simple" xlink:href="#__RefHeading___Toc4296_2107218669" text:style-name="Index_20_Link" text:visited-style-name="Index_20_Link">Introduction to the CSS Flexbox Challenges<text:tab/>1</text:a></text:p>
          <text:p text:style-name="P6"><text:a xlink:type="simple" xlink:href="#__RefHeading___Toc4298_2107218669" text:style-name="Index_20_Link" text:visited-style-name="Index_20_Link">Use display: flex to Position Two Boxes<text:tab/>1</text:a></text:p>
          <text:p text:style-name="P6"><text:a xlink:type="simple" xlink:href="#__RefHeading___Toc4300_2107218669" text:style-name="Index_20_Link" text:visited-style-name="Index_20_Link">Add Flex Superpowers to the Tweet Embed<text:tab/>2</text:a></text:p>
          <text:p text:style-name="P6"><text:a xlink:type="simple" xlink:href="#__RefHeading___Toc4302_2107218669" text:style-name="Index_20_Link" text:visited-style-name="Index_20_Link">Use the flex-direction Property to Make a Row<text:tab/>4</text:a></text:p>
          <text:p text:style-name="P6"><text:a xlink:type="simple" xlink:href="#__RefHeading___Toc4304_2107218669" text:style-name="Index_20_Link" text:visited-style-name="Index_20_Link">Apply the flex-direction Property to Create Rows in the Tweet Embed<text:tab/>5</text:a></text:p>
          <text:p text:style-name="P6"><text:a xlink:type="simple" xlink:href="#__RefHeading___Toc4306_2107218669" text:style-name="Index_20_Link" text:visited-style-name="Index_20_Link">Use the flex-direction Property to Make a Column<text:tab/>7</text:a></text:p>
          <text:p text:style-name="P6"><text:a xlink:type="simple" xlink:href="#__RefHeading___Toc4308_2107218669" text:style-name="Index_20_Link" text:visited-style-name="Index_20_Link">Apply the flex-direction Property to Create a Column in the Tweet Embed<text:tab/>7</text:a></text:p>
          <text:p text:style-name="P6"><text:a xlink:type="simple" xlink:href="#__RefHeading___Toc4310_2107218669" text:style-name="Index_20_Link" text:visited-style-name="Index_20_Link">Align Elements Using the justify-content Property<text:tab/>9</text:a></text:p>
          <text:p text:style-name="P6"><text:a xlink:type="simple" xlink:href="#__RefHeading___Toc4312_2107218669" text:style-name="Index_20_Link" text:visited-style-name="Index_20_Link">Use the justify-content Property in the Tweet Embed<text:tab/>11</text:a></text:p>
          <text:p text:style-name="P6"><text:a xlink:type="simple" xlink:href="#__RefHeading___Toc4314_2107218669" text:style-name="Index_20_Link" text:visited-style-name="Index_20_Link">Align Elements Using the align-items Property<text:tab/>13</text:a></text:p>
          <text:p text:style-name="P6"><text:a xlink:type="simple" xlink:href="#__RefHeading___Toc4316_2107218669" text:style-name="Index_20_Link" text:visited-style-name="Index_20_Link">Use the align-items Property in the Tweet Embed<text:tab/>14</text:a></text:p>
          <text:p text:style-name="P6"><text:a xlink:type="simple" xlink:href="#__RefHeading___Toc4318_2107218669" text:style-name="Index_20_Link" text:visited-style-name="Index_20_Link">Use the flex-wrap Property to Wrap a Row or Column<text:tab/>16</text:a></text:p>
          <text:p text:style-name="P6"><text:a xlink:type="simple" xlink:href="#__RefHeading___Toc4320_2107218669" text:style-name="Index_20_Link" text:visited-style-name="Index_20_Link">Use the flex-shrink Property to Shrink Items<text:tab/>17</text:a></text:p>
          <text:p text:style-name="P6"><text:a xlink:type="simple" xlink:href="#__RefHeading___Toc4322_2107218669" text:style-name="Index_20_Link" text:visited-style-name="Index_20_Link">Use the flex-grow Property to Expand Items<text:tab/>18</text:a></text:p>
          <text:p text:style-name="P6"><text:a xlink:type="simple" xlink:href="#__RefHeading___Toc4324_2107218669" text:style-name="Index_20_Link" text:visited-style-name="Index_20_Link">Use the flex-basis Property to Set the Initial Size of an Item<text:tab/>19</text:a></text:p>
          <text:p text:style-name="P6"><text:a xlink:type="simple" xlink:href="#__RefHeading___Toc4326_2107218669" text:style-name="Index_20_Link" text:visited-style-name="Index_20_Link">Use the flex Shorthand Property<text:tab/>19</text:a></text:p>
          <text:p text:style-name="P6"><text:a xlink:type="simple" xlink:href="#__RefHeading___Toc4328_2107218669" text:style-name="Index_20_Link" text:visited-style-name="Index_20_Link">Use the order Property to Rearrange Items<text:tab/>20</text:a></text:p>
          <text:p text:style-name="P6"><text:a xlink:type="simple" xlink:href="#__RefHeading___Toc4330_2107218669" text:style-name="Index_20_Link" text:visited-style-name="Index_20_Link">Use the align-self Property<text:tab/>21</text:a></text:p>
        </text:index-body>
      </text:table-of-content>
      <text:p text:style-name="P3"/>
      <text:p text:style-name="Horizontal_20_Line"/>
      <text:h text:style-name="P4" text:outline-level="2"><text:bookmark-start text:name="__RefHeading___Toc4298_2107218669"/>Use display: flex to Position Two Boxes<text:bookmark-end text:name="__RefHeading___Toc4298_2107218669"/></text:h>
      <text:p text:style-name="Text_20_body">This section uses alternating challenge styles to show how to use CSS to position elements in a flexible way. First, a challenge will explain theory, then a practical challenge using a simple tweet component will apply the flexbox concept.</text:p>
      <text:p text:style-name="Text_20_body">Placing the CSS property <text:span text:style-name="Source_20_Text"><text:span text:style-name="T2">display: flex</text:span></text:span><text:span text:style-name="Source_20_Text">;</text:span> on an element allows you to use other flex properties to build a responsive page.</text:p>
      <text:p text:style-name="Horizontal_20_Line"/>
      <text:p text:style-name="Text_20_body">Add the CSS property <text:span text:style-name="Source_20_Text">display</text:span> to <text:span text:style-name="Source_20_Text">#box-container</text:span> and set its value to flex.</text:p>
      <text:p text:style-name="P1"><text:soft-page-break/>&lt;style&gt;</text:p>
      <text:p text:style-name="P1"><text:s text:c="2"/>#box-container {</text:p>
      <text:p text:style-name="P1"><text:s text:c="4"/>height: 500px;</text:p>
      <text:p text:style-name="P1"><text:s text:c="2"/><text:span text:style-name="T2"><text:s text:c="2"/>display:flex;</text:span></text:p>
      <text:p text:style-name="P1"><text:s text:c="2"/>}</text:p>
      <text:p text:style-name="P1"><text:s text:c="2"/></text:p>
      <text:p text:style-name="P1"><text:s text:c="2"/>#box-1 {</text:p>
      <text:p text:style-name="P1"><text:s text:c="4"/>background-color: dodgerblue;</text:p>
      <text:p text:style-name="P1"><text:s text:c="4"/>width: 50%;</text:p>
      <text:p text:style-name="P1"><text:s text:c="4"/>height: 50%;</text:p>
      <text:p text:style-name="P1"><text:s text:c="4"/></text:p>
      <text:p text:style-name="P1"><text:s text:c="2"/>}</text:p>
      <text:p text:style-name="P1"/>
      <text:p text:style-name="P1"><text:s text:c="2"/>#box-2 {</text:p>
      <text:p text:style-name="P1"><text:s text:c="4"/>background-color: orangered;</text:p>
      <text:p text:style-name="P1"><text:s text:c="4"/>width: 50%;</text:p>
      <text:p text:style-name="P1"><text:s text:c="4"/>height: 50%;</text:p>
      <text:p text:style-name="P1"><text:s text:c="4"/></text:p>
      <text:p text:style-name="P1"><text:s text:c="2"/>}</text:p>
      <text:p text:style-name="P1">&lt;/style&gt;</text:p>
      <text:p text:style-name="P1">&lt;div id="box-container"&gt;</text:p>
      <text:p text:style-name="P1"><text:s text:c="2"/>&lt;div id="box-1"&gt;&lt;/div&gt;</text:p>
      <text:p text:style-name="P1"><text:s text:c="2"/>&lt;div id="box-2"&gt;&lt;/div&gt;</text:p>
      <text:p text:style-name="P1">&lt;/div&gt;</text:p>
      <text:p text:style-name="P1"/>
      <text:h text:style-name="P4" text:outline-level="2"><text:bookmark-start text:name="__RefHeading___Toc4300_2107218669"/>Add Flex Superpowers to the Tweet Embed<text:bookmark-end text:name="__RefHeading___Toc4300_2107218669"/></text:h>
      <text:p text:style-name="Text_20_body">To the right is the tweet embed that will be used as the practical example. Some of the elements would look better with a different layout. The last challenge demonstrated <text:span text:style-name="Source_20_Text">display: flex</text:span>. Here you'll add it to several components in the tweet embed to start adjusting their positioning.</text:p>
      <text:p text:style-name="Horizontal_20_Line"/>
      <text:p text:style-name="Text_20_body">Add the CSS property <text:span text:style-name="Source_20_Text">display: flex</text:span> to all of the following items - note that the selectors are already set up in the CSS:</text:p>
      <text:p text:style-name="Text_20_body"><text:span text:style-name="Source_20_Text">header</text:span>, the header's <text:span text:style-name="Source_20_Text">.profile-name</text:span>, the header's <text:span text:style-name="Source_20_Text">.follow-btn</text:span>, the header's <text:span text:style-name="Source_20_Text">h3</text:span> and <text:span text:style-name="Source_20_Text">h4</text:span>, the <text:span text:style-name="Source_20_Text">footer</text:span>, and the footer's <text:span text:style-name="Source_20_Text">.stats</text:span>.</text:p>
      <text:p text:style-name="P1">&lt;style&gt;</text:p>
      <text:p text:style-name="P1"><text:s text:c="2"/>body {</text:p>
      <text:p text:style-name="P1"><text:s text:c="4"/>font-family: Arial, sans-serif;</text:p>
      <text:p text:style-name="P1"><text:s text:c="2"/>}</text:p>
      <text:p text:style-name="P1"><text:s text:c="2"/>header {</text:p>
      <text:p text:style-name="P1"><text:s text:c="3"/><text:span text:style-name="T2"><text:s/>display: flex;</text:span></text:p>
      <text:p text:style-name="P1"><text:s text:c="2"/>}</text:p>
      <text:p text:style-name="P1"><text:s text:c="2"/>header .profile-thumbnail {</text:p>
      <text:p text:style-name="P1"><text:s text:c="4"/>width: 50px;</text:p>
      <text:p text:style-name="P1"><text:s text:c="4"/>height: 50px;</text:p>
      <text:p text:style-name="P1"><text:s text:c="4"/>border-radius: 4px;</text:p>
      <text:p text:style-name="P1"><text:soft-page-break/><text:s text:c="2"/>}</text:p>
      <text:p text:style-name="P1"><text:s text:c="2"/>header .profile-name {</text:p>
      <text:p text:style-name="P1"><text:s text:c="4"/><text:span text:style-name="T2">display: flex;</text:span></text:p>
      <text:p text:style-name="P1"><text:s text:c="4"/>margin-left: 10px;</text:p>
      <text:p text:style-name="P1"><text:s text:c="2"/>}</text:p>
      <text:p text:style-name="P1"><text:s text:c="2"/>header .follow-btn {</text:p>
      <text:p text:style-name="P1"><text:s text:c="4"/><text:span text:style-name="T2">display: flex;</text:span></text:p>
      <text:p text:style-name="P1"><text:s text:c="4"/>margin: 0 0 0 auto;</text:p>
      <text:p text:style-name="P1"><text:s text:c="2"/>}</text:p>
      <text:p text:style-name="P1"><text:s text:c="2"/>header .follow-btn button {</text:p>
      <text:p text:style-name="P1"><text:s text:c="4"/>border: 0;</text:p>
      <text:p text:style-name="P1"><text:s text:c="4"/>border-radius: 3px;</text:p>
      <text:p text:style-name="P1"><text:s text:c="4"/>padding: 5px;</text:p>
      <text:p text:style-name="P1"><text:s text:c="2"/>}</text:p>
      <text:p text:style-name="P1"><text:s text:c="2"/>header h3, header h4 {</text:p>
      <text:p text:style-name="P1"><text:s text:c="4"/>display: flex;</text:p>
      <text:p text:style-name="P1"><text:s text:c="4"/>margin: 0;</text:p>
      <text:p text:style-name="P1"><text:s text:c="2"/>}</text:p>
      <text:p text:style-name="P1"><text:s text:c="2"/>#inner p {</text:p>
      <text:p text:style-name="P1"><text:s text:c="4"/>margin-bottom: 10px;</text:p>
      <text:p text:style-name="P1"><text:s text:c="4"/>font-size: 20px;</text:p>
      <text:p text:style-name="P1"><text:s text:c="2"/>}</text:p>
      <text:p text:style-name="P1"><text:s text:c="2"/>#inner hr {</text:p>
      <text:p text:style-name="P1"><text:s text:c="4"/>margin: 20px 0;</text:p>
      <text:p text:style-name="P1"><text:s text:c="4"/>border-style: solid;</text:p>
      <text:p text:style-name="P1"><text:s text:c="4"/>opacity: 0.1;</text:p>
      <text:p text:style-name="P1"><text:s text:c="2"/>}</text:p>
      <text:p text:style-name="P1"><text:s text:c="2"/>footer {</text:p>
      <text:p text:style-name="P1"><text:s text:c="2"/><text:span text:style-name="T2"><text:s text:c="2"/>display: flex;</text:span></text:p>
      <text:p text:style-name="P1"><text:s text:c="2"/>}</text:p>
      <text:p text:style-name="P1"><text:s text:c="2"/>footer .stats {</text:p>
      <text:p text:style-name="P1"><text:s text:c="3"/><text:span text:style-name="T2"><text:s/>display: flex;</text:span></text:p>
      <text:p text:style-name="P1"><text:s text:c="4"/>font-size: 15px;</text:p>
      <text:p text:style-name="P1"><text:s text:c="2"/>}</text:p>
      <text:p text:style-name="P1"><text:s text:c="2"/>footer .stats strong {</text:p>
      <text:p text:style-name="P1"><text:s text:c="4"/>font-size: 18px;</text:p>
      <text:p text:style-name="P1"><text:s text:c="2"/>}</text:p>
      <text:p text:style-name="P1"><text:s text:c="2"/>footer .stats .likes {</text:p>
      <text:p text:style-name="P1"><text:s text:c="4"/>margin-left: 10px;</text:p>
      <text:p text:style-name="P1"><text:s text:c="2"/>}</text:p>
      <text:p text:style-name="P1"><text:s text:c="2"/>footer .cta {</text:p>
      <text:p text:style-name="P1"><text:s text:c="4"/>margin-left: auto;</text:p>
      <text:p text:style-name="P1"><text:s text:c="2"/>}</text:p>
      <text:p text:style-name="P1"><text:s text:c="2"/>footer .cta button {</text:p>
      <text:p text:style-name="P1"><text:s text:c="4"/>border: 0;</text:p>
      <text:p text:style-name="P1"><text:s text:c="4"/>background: transparent;</text:p>
      <text:p text:style-name="P1"><text:s text:c="2"/>}</text:p>
      <text:p text:style-name="P1">&lt;/style&gt;</text:p>
      <text:p text:style-name="P1">&lt;header&gt;</text:p>
      <text:p text:style-name="P1"><text:soft-page-break/><text:s text:c="2"/>&lt;img src="https://pbs.twimg.com/profile_images/378800000147359764/54dc9a5c34e912f34db8662d53d16a39_400x400.png" alt="Quincy Larson's profile picture" class="profile-thumbnail"&gt;</text:p>
      <text:p text:style-name="P1"><text:s text:c="2"/>&lt;div class="profile-name"&gt;</text:p>
      <text:p text:style-name="P1"><text:s text:c="4"/>&lt;h3&gt;Quincy Larson&lt;/h3&gt;</text:p>
      <text:p text:style-name="P1"><text:s text:c="4"/>&lt;h4&gt;@ossia&lt;/h4&gt;</text:p>
      <text:p text:style-name="P1"><text:s text:c="2"/>&lt;/div&gt;</text:p>
      <text:p text:style-name="P1"><text:s text:c="2"/>&lt;div class="follow-btn"&gt;</text:p>
      <text:p text:style-name="P1"><text:s text:c="4"/>&lt;button&gt;Follow&lt;/button&gt;</text:p>
      <text:p text:style-name="P1"><text:s text:c="2"/>&lt;/div&gt;</text:p>
      <text:p text:style-name="P1">&lt;/header&gt;</text:p>
      <text:p text:style-name="P1">&lt;div id="inner"&gt;</text:p>
      <text:p text:style-name="P1"><text:s text:c="2"/>&lt;p&gt;I meet so many people who are in search of that one trick that will help them work smart. Even if you work smart, you still have to work hard.&lt;/p&gt;</text:p>
      <text:p text:style-name="P1"><text:s text:c="2"/>&lt;span class="date"&gt;1:32 PM - 12 Jan 2018&lt;/span&gt;</text:p>
      <text:p text:style-name="P1"><text:s text:c="2"/>&lt;hr&gt;</text:p>
      <text:p text:style-name="P1">&lt;/div&gt;</text:p>
      <text:p text:style-name="P1">&lt;footer&gt;</text:p>
      <text:p text:style-name="P1"><text:s text:c="2"/>&lt;div class="stats"&gt;</text:p>
      <text:p text:style-name="P1"><text:s text:c="4"/>&lt;div class="Retweets"&gt;</text:p>
      <text:p text:style-name="P1"><text:s text:c="6"/>&lt;strong&gt;107&lt;/strong&gt; Retweets</text:p>
      <text:p text:style-name="P1"><text:s text:c="4"/>&lt;/div&gt;</text:p>
      <text:p text:style-name="P1"><text:s text:c="4"/>&lt;div class="likes"&gt;</text:p>
      <text:p text:style-name="P1"><text:s text:c="6"/>&lt;strong&gt;431&lt;/strong&gt; Likes</text:p>
      <text:p text:style-name="P1"><text:s text:c="4"/>&lt;/div&gt;</text:p>
      <text:p text:style-name="P1"><text:s text:c="2"/>&lt;/div&gt;</text:p>
      <text:p text:style-name="P1"><text:s text:c="2"/>&lt;div class="cta"&gt;</text:p>
      <text:p text:style-name="P1"><text:s text:c="4"/>&lt;button class="share-btn"&gt;Share&lt;/button&gt;</text:p>
      <text:p text:style-name="P1"><text:s text:c="4"/>&lt;button class="retweet-btn"&gt;Retweet&lt;/button&gt;</text:p>
      <text:p text:style-name="P1"><text:s text:c="4"/>&lt;button class="like-btn"&gt;Like&lt;/button&gt;</text:p>
      <text:p text:style-name="P1"><text:s text:c="2"/>&lt;/div&gt;</text:p>
      <text:p text:style-name="P1">&lt;/footer&gt;</text:p>
      <text:p text:style-name="P1"/>
      <text:p text:style-name="P1"/>
      <text:h text:style-name="P4" text:outline-level="2"><text:bookmark-start text:name="__RefHeading___Toc4302_2107218669"/>Use the flex-direction Property to Make a Row<text:bookmark-end text:name="__RefHeading___Toc4302_2107218669"/></text:h>
      <text:p text:style-name="Text_20_body">Adding <text:span text:style-name="Source_20_Text"><text:span text:style-name="T5">display: flex</text:span></text:span><text:span text:style-name="T5"> to an element turns it into a flex container.</text:span> This makes it possible to align any children of that element into rows or columns. You do this by adding the <text:span text:style-name="Source_20_Text"><text:span text:style-name="T2">flex-direction</text:span></text:span> property to the parent item and setting it to row or column. Creating a <text:span text:style-name="T5">row will align the children horizontally,</text:span> and creating a column will align the children vertically.</text:p>
      <text:p text:style-name="Text_20_body">Other options for <text:span text:style-name="Source_20_Text">flex-direction</text:span> are <text:span text:style-name="T2">row-reverse</text:span> and <text:span text:style-name="T2">column-reverse</text:span>.</text:p>
      <text:p text:style-name="Text_20_body"><text:span text:style-name="Strong_20_Emphasis">Note</text:span><text:line-break/><text:span text:style-name="T5">The default value for the </text:span><text:span text:style-name="Source_20_Text"><text:span text:style-name="T5">flex-direction</text:span></text:span><text:span text:style-name="T5"> property is row</text:span>.</text:p>
      <text:p text:style-name="Horizontal_20_Line"/>
      <text:p text:style-name="Text_20_body">Add the CSS property <text:span text:style-name="Source_20_Text">flex-direction</text:span> to the <text:span text:style-name="Source_20_Text">#box-container</text:span> element, and give it a value of row-reverse.</text:p>
      <text:p text:style-name="P1"><text:soft-page-break/>&lt;style&gt;</text:p>
      <text:p text:style-name="P1"><text:s text:c="2"/>#box-container {</text:p>
      <text:p text:style-name="P1"><text:s text:c="4"/>display: flex;</text:p>
      <text:p text:style-name="P1"><text:s text:c="4"/>height: 500px;</text:p>
      <text:p text:style-name="P1"><text:s text:c="2"/><text:span text:style-name="T2"><text:s text:c="2"/>flex-direction:row-reverse;</text:span></text:p>
      <text:p text:style-name="P1"><text:s text:c="2"/>}</text:p>
      <text:p text:style-name="P1"><text:s text:c="2"/>#box-1 {</text:p>
      <text:p text:style-name="P1"><text:s text:c="4"/>background-color: dodgerblue;</text:p>
      <text:p text:style-name="P1"><text:s text:c="4"/>width: 50%;</text:p>
      <text:p text:style-name="P1"><text:s text:c="4"/>height: 50%;</text:p>
      <text:p text:style-name="P1"><text:s text:c="2"/>}</text:p>
      <text:p text:style-name="P1"/>
      <text:p text:style-name="P1"><text:s text:c="2"/>#box-2 {</text:p>
      <text:p text:style-name="P1"><text:s text:c="4"/>background-color: orangered;</text:p>
      <text:p text:style-name="P1"><text:s text:c="4"/>width: 50%;</text:p>
      <text:p text:style-name="P1"><text:s text:c="4"/>height: 50%;</text:p>
      <text:p text:style-name="P1"><text:s text:c="2"/>}</text:p>
      <text:p text:style-name="P1">&lt;/style&gt;</text:p>
      <text:p text:style-name="P1"/>
      <text:p text:style-name="P1">&lt;div id="box-container"&gt;</text:p>
      <text:p text:style-name="P1"><text:s text:c="2"/>&lt;div id="box-1"&gt;&lt;/div&gt;</text:p>
      <text:p text:style-name="P1"><text:s text:c="2"/>&lt;div id="box-2"&gt;&lt;/div&gt;</text:p>
      <text:p text:style-name="P1">&lt;/div&gt;</text:p>
      <text:p text:style-name="P1"/>
      <text:h text:style-name="P4" text:outline-level="2"><text:bookmark-start text:name="__RefHeading___Toc4304_2107218669"/>Apply the flex-direction Property to Create Rows in the Tweet Embed<text:bookmark-end text:name="__RefHeading___Toc4304_2107218669"/></text:h>
      <text:p text:style-name="Text_20_body">The <text:span text:style-name="Source_20_Text">header</text:span> and <text:span text:style-name="Source_20_Text">footer</text:span> in the tweet embed example have child items that could be arranged as rows using the <text:span text:style-name="Source_20_Text">flex-direction</text:span> property. This tells CSS to align the children horizontally.</text:p>
      <text:p text:style-name="Horizontal_20_Line"/>
      <text:p text:style-name="Text_20_body">Add the CSS property <text:span text:style-name="Source_20_Text">flex-direction</text:span> to both the <text:span text:style-name="Source_20_Text">header</text:span> and <text:span text:style-name="Source_20_Text">footer</text:span> and set the value to row.</text:p>
      <text:p text:style-name="P1">&lt;style&gt;</text:p>
      <text:p text:style-name="P1"><text:s text:c="2"/>body {</text:p>
      <text:p text:style-name="P1"><text:s text:c="4"/>font-family: Arial, sans-serif;</text:p>
      <text:p text:style-name="P1"><text:s text:c="2"/>}</text:p>
      <text:p text:style-name="P1"><text:s text:c="2"/>header {</text:p>
      <text:p text:style-name="P1"><text:s text:c="4"/>display: flex;</text:p>
      <text:p text:style-name="P1"><text:s text:c="4"/><text:span text:style-name="T2">flex-direction:row;</text:span></text:p>
      <text:p text:style-name="P1"><text:s text:c="2"/>}</text:p>
      <text:p text:style-name="P1"><text:s text:c="2"/>header .profile-thumbnail {</text:p>
      <text:p text:style-name="P1"><text:s text:c="4"/>width: 50px;</text:p>
      <text:p text:style-name="P1"><text:s text:c="4"/>height: 50px;</text:p>
      <text:p text:style-name="P1"><text:s text:c="4"/>border-radius: 4px;</text:p>
      <text:p text:style-name="P1"><text:s text:c="2"/>}</text:p>
      <text:p text:style-name="P1"><text:s text:c="2"/>header .profile-name {</text:p>
      <text:p text:style-name="P1"><text:s text:c="4"/>display: flex;</text:p>
      <text:p text:style-name="P1"><text:soft-page-break/><text:s text:c="4"/>margin-left: 10px;</text:p>
      <text:p text:style-name="P1"><text:s text:c="2"/>}</text:p>
      <text:p text:style-name="P1"><text:s text:c="2"/>header .follow-btn {</text:p>
      <text:p text:style-name="P1"><text:s text:c="4"/>display: flex;</text:p>
      <text:p text:style-name="P1"><text:s text:c="4"/>margin: 0 0 0 auto;</text:p>
      <text:p text:style-name="P1"><text:s text:c="2"/>}</text:p>
      <text:p text:style-name="P1"><text:s text:c="2"/>header .follow-btn button {</text:p>
      <text:p text:style-name="P1"><text:s text:c="4"/>border: 0;</text:p>
      <text:p text:style-name="P1"><text:s text:c="4"/>border-radius: 3px;</text:p>
      <text:p text:style-name="P1"><text:s text:c="4"/>padding: 5px;</text:p>
      <text:p text:style-name="P1"><text:s text:c="2"/>}</text:p>
      <text:p text:style-name="P1"><text:s text:c="2"/>header h3, header h4 {</text:p>
      <text:p text:style-name="P1"><text:s text:c="4"/>display: flex;</text:p>
      <text:p text:style-name="P1"><text:s text:c="4"/>margin: 0;</text:p>
      <text:p text:style-name="P1"><text:s text:c="2"/>}</text:p>
      <text:p text:style-name="P1"><text:s text:c="2"/>#inner p {</text:p>
      <text:p text:style-name="P1"><text:s text:c="4"/>margin-bottom: 10px;</text:p>
      <text:p text:style-name="P1"><text:s text:c="4"/>font-size: 20px;</text:p>
      <text:p text:style-name="P1"><text:s text:c="2"/>}</text:p>
      <text:p text:style-name="P1"><text:s text:c="2"/>#inner hr {</text:p>
      <text:p text:style-name="P1"><text:s text:c="4"/>margin: 20px 0;</text:p>
      <text:p text:style-name="P1"><text:s text:c="4"/>border-style: solid;</text:p>
      <text:p text:style-name="P1"><text:s text:c="4"/>opacity: 0.1;</text:p>
      <text:p text:style-name="P1"><text:s text:c="2"/>}</text:p>
      <text:p text:style-name="P1"><text:s text:c="2"/>footer {</text:p>
      <text:p text:style-name="P1"><text:s text:c="4"/>display: flex;</text:p>
      <text:p text:style-name="P1"><text:s text:c="4"/><text:span text:style-name="T2">flex-direction:row;</text:span></text:p>
      <text:p text:style-name="P1"><text:s text:c="2"/>}</text:p>
      <text:p text:style-name="P1"><text:s text:c="2"/>footer .stats {</text:p>
      <text:p text:style-name="P1"><text:s text:c="4"/>display: flex;</text:p>
      <text:p text:style-name="P1"><text:s text:c="4"/>font-size: 15px;</text:p>
      <text:p text:style-name="P1"><text:s text:c="2"/>}</text:p>
      <text:p text:style-name="P1"><text:s text:c="2"/>footer .stats strong {</text:p>
      <text:p text:style-name="P1"><text:s text:c="4"/>font-size: 18px;</text:p>
      <text:p text:style-name="P1"><text:s text:c="2"/>}</text:p>
      <text:p text:style-name="P1"><text:s text:c="2"/>footer .stats .likes {</text:p>
      <text:p text:style-name="P1"><text:s text:c="4"/>margin-left: 10px;</text:p>
      <text:p text:style-name="P1"><text:s text:c="2"/>}</text:p>
      <text:p text:style-name="P1"><text:s text:c="2"/>footer .cta {</text:p>
      <text:p text:style-name="P1"><text:s text:c="4"/>margin-left: auto;</text:p>
      <text:p text:style-name="P1"><text:s text:c="2"/>}</text:p>
      <text:p text:style-name="P1"><text:s text:c="2"/>footer .cta button {</text:p>
      <text:p text:style-name="P1"><text:s text:c="4"/>border: 0;</text:p>
      <text:p text:style-name="P1"><text:s text:c="4"/>background: transparent;</text:p>
      <text:p text:style-name="P1"><text:s text:c="2"/>}</text:p>
      <text:p text:style-name="P1">&lt;/style&gt;</text:p>
      <text:p text:style-name="P1">&lt;header&gt;</text:p>
      <text:p text:style-name="P1"><text:soft-page-break/><text:s text:c="2"/>&lt;img src="https://pbs.twimg.com/profile_images/378800000147359764/54dc9a5c34e912f34db8662d53d16a39_400x400.png" alt="Quincy Larson's profile picture" class="profile-thumbnail"&gt;</text:p>
      <text:p text:style-name="P1"><text:s text:c="2"/>&lt;div class="profile-name"&gt;</text:p>
      <text:p text:style-name="P1"><text:s text:c="4"/>&lt;h3&gt;Quincy Larson&lt;/h3&gt;</text:p>
      <text:p text:style-name="P1"><text:s text:c="4"/>&lt;h4&gt;@ossia&lt;/h4&gt;</text:p>
      <text:p text:style-name="P1"><text:s text:c="2"/>&lt;/div&gt;</text:p>
      <text:p text:style-name="P1"><text:s text:c="2"/>&lt;div class="follow-btn"&gt;</text:p>
      <text:p text:style-name="P1"><text:s text:c="4"/>&lt;button&gt;Follow&lt;/button&gt;</text:p>
      <text:p text:style-name="P1"><text:s text:c="2"/>&lt;/div&gt;</text:p>
      <text:p text:style-name="P1">&lt;/header&gt;</text:p>
      <text:p text:style-name="P1">&lt;div id="inner"&gt;</text:p>
      <text:p text:style-name="P1"><text:s text:c="2"/>&lt;p&gt;I meet so many people who are in search of that one trick that will help them work smart. Even if you work smart, you still have to work hard.&lt;/p&gt;</text:p>
      <text:p text:style-name="P1"><text:s text:c="2"/>&lt;span class="date"&gt;1:32 PM - 12 Jan 2018&lt;/span&gt;</text:p>
      <text:p text:style-name="P1"><text:s text:c="2"/>&lt;hr&gt;</text:p>
      <text:p text:style-name="P1">&lt;/div&gt;</text:p>
      <text:p text:style-name="P1">&lt;footer&gt;</text:p>
      <text:p text:style-name="P1"><text:s text:c="2"/>&lt;div class="stats"&gt;</text:p>
      <text:p text:style-name="P1"><text:s text:c="4"/>&lt;div class="Retweets"&gt;</text:p>
      <text:p text:style-name="P1"><text:s text:c="6"/>&lt;strong&gt;107&lt;/strong&gt; Retweets</text:p>
      <text:p text:style-name="P1"><text:s text:c="4"/>&lt;/div&gt;</text:p>
      <text:p text:style-name="P1"><text:s text:c="4"/>&lt;div class="likes"&gt;</text:p>
      <text:p text:style-name="P1"><text:s text:c="6"/>&lt;strong&gt;431&lt;/strong&gt; Likes</text:p>
      <text:p text:style-name="P1"><text:s text:c="4"/>&lt;/div&gt;</text:p>
      <text:p text:style-name="P1"><text:s text:c="2"/>&lt;/div&gt;</text:p>
      <text:p text:style-name="P1"><text:s text:c="2"/>&lt;div class="cta"&gt;</text:p>
      <text:p text:style-name="P1"><text:s text:c="4"/>&lt;button class="share-btn"&gt;Share&lt;/button&gt;</text:p>
      <text:p text:style-name="P1"><text:s text:c="4"/>&lt;button class="retweet-btn"&gt;Retweet&lt;/button&gt;</text:p>
      <text:p text:style-name="P1"><text:s text:c="4"/>&lt;button class="like-btn"&gt;Like&lt;/button&gt;</text:p>
      <text:p text:style-name="P1"><text:s text:c="2"/>&lt;/div&gt;</text:p>
      <text:p text:style-name="P1">&lt;/footer&gt;</text:p>
      <text:p text:style-name="P1"/>
      <text:p text:style-name="P1"/>
      <text:h text:style-name="P4" text:outline-level="2"><text:bookmark-start text:name="__RefHeading___Toc4306_2107218669"/>Use the flex-direction Property to Make a Column<text:bookmark-end text:name="__RefHeading___Toc4306_2107218669"/></text:h>
      <text:p text:style-name="Text_20_body">The last two challenges used the <text:span text:style-name="Source_20_Text">flex-direction</text:span> property set to row. This property can also create a column by vertically stacking the children of a flex container.</text:p>
      <text:p text:style-name="Horizontal_20_Line"/>
      <text:p text:style-name="Text_20_body">Add the CSS property <text:span text:style-name="Source_20_Text">flex-direction</text:span> to the <text:span text:style-name="Source_20_Text">#box-container</text:span> element, and give it a value of column.</text:p>
      <text:p text:style-name="P1">&lt;style&gt;</text:p>
      <text:p text:style-name="P1"><text:s text:c="2"/>#box-container {</text:p>
      <text:p text:style-name="P1"><text:s text:c="4"/>display: flex;</text:p>
      <text:p text:style-name="P1"><text:s text:c="4"/>height: 500px;</text:p>
      <text:p text:style-name="P1"><text:s text:c="2"/><text:span text:style-name="T2"><text:s text:c="2"/>flex-direction:column;</text:span></text:p>
      <text:p text:style-name="P1"><text:s text:c="2"/>}</text:p>
      <text:p text:style-name="P1"><text:soft-page-break/><text:s text:c="2"/>#box-1 {</text:p>
      <text:p text:style-name="P1"><text:s text:c="4"/>background-color: dodgerblue;</text:p>
      <text:p text:style-name="P1"><text:s text:c="4"/>width: 50%;</text:p>
      <text:p text:style-name="P1"><text:s text:c="4"/>height: 50%;</text:p>
      <text:p text:style-name="P1"><text:s text:c="2"/>}</text:p>
      <text:p text:style-name="P1"/>
      <text:p text:style-name="P1"><text:s text:c="2"/>#box-2 {</text:p>
      <text:p text:style-name="P1"><text:s text:c="4"/>background-color: orangered;</text:p>
      <text:p text:style-name="P1"><text:s text:c="4"/>width: 50%;</text:p>
      <text:p text:style-name="P1"><text:s text:c="4"/>height: 50%;</text:p>
      <text:p text:style-name="P1"><text:s text:c="2"/>}</text:p>
      <text:p text:style-name="P1">&lt;/style&gt;</text:p>
      <text:p text:style-name="P1"/>
      <text:p text:style-name="P1">&lt;div id="box-container"&gt;</text:p>
      <text:p text:style-name="P1"><text:s text:c="2"/>&lt;div id="box-1"&gt;&lt;/div&gt;</text:p>
      <text:p text:style-name="P1"><text:s text:c="2"/>&lt;div id="box-2"&gt;&lt;/div&gt;</text:p>
      <text:p text:style-name="P1">&lt;/div&gt;</text:p>
      <text:p text:style-name="P1"/>
      <text:p text:style-name="P1"/>
      <text:h text:style-name="P4" text:outline-level="2"><text:bookmark-start text:name="__RefHeading___Toc4308_2107218669"/>Apply the flex-direction Property to Create a Column in the Tweet Embed<text:bookmark-end text:name="__RefHeading___Toc4308_2107218669"/></text:h>
      <text:p text:style-name="Text_20_body">The tweet embed <text:span text:style-name="Source_20_Text">header</text:span> and <text:span text:style-name="Source_20_Text">footer</text:span> used the <text:span text:style-name="Source_20_Text">flex-direction</text:span> property earlier with a row value. Similarly, the items inside the <text:span text:style-name="Source_20_Text">.profile-name</text:span> element would work well stacked as a column.</text:p>
      <text:p text:style-name="Horizontal_20_Line"/>
      <text:p text:style-name="Text_20_body">Add the CSS property <text:span text:style-name="Source_20_Text">flex-direction</text:span> to the header's <text:span text:style-name="Source_20_Text">.profile-name</text:span> element and set the value to column.</text:p>
      <text:p text:style-name="P1">&lt;style&gt;</text:p>
      <text:p text:style-name="P1"><text:s text:c="2"/>body {</text:p>
      <text:p text:style-name="P1"><text:s text:c="4"/>font-family: Arial, sans-serif;</text:p>
      <text:p text:style-name="P1"><text:s text:c="2"/>}</text:p>
      <text:p text:style-name="P1"><text:s text:c="2"/>header, footer {</text:p>
      <text:p text:style-name="P1"><text:s text:c="4"/>display: flex;</text:p>
      <text:p text:style-name="P1"><text:s text:c="4"/>flex-direction: row;</text:p>
      <text:p text:style-name="P1"><text:s text:c="2"/>}</text:p>
      <text:p text:style-name="P1"><text:s text:c="2"/>header .profile-thumbnail {</text:p>
      <text:p text:style-name="P1"><text:s text:c="4"/>width: 50px;</text:p>
      <text:p text:style-name="P1"><text:s text:c="4"/>height: 50px;</text:p>
      <text:p text:style-name="P1"><text:s text:c="4"/>border-radius: 4px;</text:p>
      <text:p text:style-name="P1"><text:s text:c="2"/>}</text:p>
      <text:p text:style-name="P1"><text:s text:c="2"/>header .profile-name {</text:p>
      <text:p text:style-name="P1"><text:s text:c="4"/>display: flex;</text:p>
      <text:p text:style-name="P1"><text:s text:c="4"/><text:span text:style-name="T2">flex-direction:column;</text:span></text:p>
      <text:p text:style-name="P1"><text:s text:c="4"/>margin-left: 10px;</text:p>
      <text:p text:style-name="P1"><text:s text:c="2"/>}</text:p>
      <text:p text:style-name="P1"><text:soft-page-break/><text:s text:c="2"/>header .follow-btn {</text:p>
      <text:p text:style-name="P1"><text:s text:c="4"/>display: flex;</text:p>
      <text:p text:style-name="P1"><text:s text:c="4"/>margin: 0 0 0 auto;</text:p>
      <text:p text:style-name="P1"><text:s text:c="2"/>}</text:p>
      <text:p text:style-name="P1"><text:s text:c="2"/>header .follow-btn button {</text:p>
      <text:p text:style-name="P1"><text:s text:c="4"/>border: 0;</text:p>
      <text:p text:style-name="P1"><text:s text:c="4"/>border-radius: 3px;</text:p>
      <text:p text:style-name="P1"><text:s text:c="4"/>padding: 5px;</text:p>
      <text:p text:style-name="P1"><text:s text:c="2"/>}</text:p>
      <text:p text:style-name="P1"><text:s text:c="2"/>header h3, header h4 {</text:p>
      <text:p text:style-name="P1"><text:s text:c="4"/>display: flex;</text:p>
      <text:p text:style-name="P1"><text:s text:c="4"/>margin: 0;</text:p>
      <text:p text:style-name="P1"><text:s text:c="2"/>}</text:p>
      <text:p text:style-name="P1"><text:s text:c="2"/>#inner p {</text:p>
      <text:p text:style-name="P1"><text:s text:c="4"/>margin-bottom: 10px;</text:p>
      <text:p text:style-name="P1"><text:s text:c="4"/>font-size: 20px;</text:p>
      <text:p text:style-name="P1"><text:s text:c="2"/>}</text:p>
      <text:p text:style-name="P1"><text:s text:c="2"/>#inner hr {</text:p>
      <text:p text:style-name="P1"><text:s text:c="4"/>margin: 20px 0;</text:p>
      <text:p text:style-name="P1"><text:s text:c="4"/>border-style: solid;</text:p>
      <text:p text:style-name="P1"><text:s text:c="4"/>opacity: 0.1;</text:p>
      <text:p text:style-name="P1"><text:s text:c="2"/>}</text:p>
      <text:p text:style-name="P1"><text:s text:c="2"/>footer .stats {</text:p>
      <text:p text:style-name="P1"><text:s text:c="4"/>display: flex;</text:p>
      <text:p text:style-name="P1"><text:s text:c="4"/>font-size: 15px;</text:p>
      <text:p text:style-name="P1"><text:s text:c="2"/>}</text:p>
      <text:p text:style-name="P1"><text:s text:c="2"/>footer .stats strong {</text:p>
      <text:p text:style-name="P1"><text:s text:c="4"/>font-size: 18px;</text:p>
      <text:p text:style-name="P1"><text:s text:c="2"/>}</text:p>
      <text:p text:style-name="P1"><text:s text:c="2"/>footer .stats .likes {</text:p>
      <text:p text:style-name="P1"><text:s text:c="4"/>margin-left: 10px;</text:p>
      <text:p text:style-name="P1"><text:s text:c="2"/>}</text:p>
      <text:p text:style-name="P1"><text:s text:c="2"/>footer .cta {</text:p>
      <text:p text:style-name="P1"><text:s text:c="4"/>margin-left: auto;</text:p>
      <text:p text:style-name="P1"><text:s text:c="2"/>}</text:p>
      <text:p text:style-name="P1"><text:s text:c="2"/>footer .cta button {</text:p>
      <text:p text:style-name="P1"><text:s text:c="4"/>border: 0;</text:p>
      <text:p text:style-name="P1"><text:s text:c="4"/>background: transparent;</text:p>
      <text:p text:style-name="P1"><text:s text:c="2"/>}</text:p>
      <text:p text:style-name="P1">&lt;/style&gt;</text:p>
      <text:p text:style-name="P1">&lt;header&gt;</text:p>
      <text:p text:style-name="P1"><text:s text:c="2"/>&lt;img src="https://pbs.twimg.com/profile_images/378800000147359764/54dc9a5c34e912f34db8662d53d16a39_400x400.png" alt="Quincy Larson's profile picture" class="profile-thumbnail"&gt;</text:p>
      <text:p text:style-name="P1"><text:s text:c="2"/>&lt;div class="profile-name"&gt;</text:p>
      <text:p text:style-name="P1"><text:s text:c="4"/>&lt;h3&gt;Quincy Larson&lt;/h3&gt;</text:p>
      <text:p text:style-name="P1"><text:s text:c="4"/>&lt;h4&gt;@ossia&lt;/h4&gt;</text:p>
      <text:p text:style-name="P1"><text:s text:c="2"/>&lt;/div&gt;</text:p>
      <text:p text:style-name="P1"><text:s text:c="2"/>&lt;div class="follow-btn"&gt;</text:p>
      <text:p text:style-name="P1"><text:soft-page-break/><text:s text:c="4"/>&lt;button&gt;Follow&lt;/button&gt;</text:p>
      <text:p text:style-name="P1"><text:s text:c="2"/>&lt;/div&gt;</text:p>
      <text:p text:style-name="P1">&lt;/header&gt;</text:p>
      <text:p text:style-name="P1">&lt;div id="inner"&gt;</text:p>
      <text:p text:style-name="P1"><text:s text:c="2"/>&lt;p&gt;I meet so many people who are in search of that one trick that will help them work smart. Even if you work smart, you still have to work hard.&lt;/p&gt;</text:p>
      <text:p text:style-name="P1"><text:s text:c="2"/>&lt;span class="date"&gt;1:32 PM - 12 Jan 2018&lt;/span&gt;</text:p>
      <text:p text:style-name="P1"><text:s text:c="2"/>&lt;hr&gt;</text:p>
      <text:p text:style-name="P1">&lt;/div&gt;</text:p>
      <text:p text:style-name="P1">&lt;footer&gt;</text:p>
      <text:p text:style-name="P1"><text:s text:c="2"/>&lt;div class="stats"&gt;</text:p>
      <text:p text:style-name="P1"><text:s text:c="4"/>&lt;div class="Retweets"&gt;</text:p>
      <text:p text:style-name="P1"><text:s text:c="6"/>&lt;strong&gt;107&lt;/strong&gt; Retweets</text:p>
      <text:p text:style-name="P1"><text:s text:c="4"/>&lt;/div&gt;</text:p>
      <text:p text:style-name="P1"><text:s text:c="4"/>&lt;div class="likes"&gt;</text:p>
      <text:p text:style-name="P1"><text:s text:c="6"/>&lt;strong&gt;431&lt;/strong&gt; Likes</text:p>
      <text:p text:style-name="P1"><text:s text:c="4"/>&lt;/div&gt;</text:p>
      <text:p text:style-name="P1"><text:s text:c="2"/>&lt;/div&gt;</text:p>
      <text:p text:style-name="P1"><text:s text:c="2"/>&lt;div class="cta"&gt;</text:p>
      <text:p text:style-name="P1"><text:s text:c="4"/>&lt;button class="share-btn"&gt;Share&lt;/button&gt;</text:p>
      <text:p text:style-name="P1"><text:s text:c="4"/>&lt;button class="retweet-btn"&gt;Retweet&lt;/button&gt;</text:p>
      <text:p text:style-name="P1"><text:s text:c="4"/>&lt;button class="like-btn"&gt;Like&lt;/button&gt;</text:p>
      <text:p text:style-name="P1"><text:s text:c="2"/>&lt;/div&gt;</text:p>
      <text:p text:style-name="P1">&lt;/footer&gt;</text:p>
      <text:p text:style-name="P1"/>
      <text:p text:style-name="P1"/>
      <text:h text:style-name="P4" text:outline-level="2"><text:bookmark-start text:name="__RefHeading___Toc4310_2107218669"/>Align Elements Using the justify-content Property<text:bookmark-end text:name="__RefHeading___Toc4310_2107218669"/></text:h>
      <text:p text:style-name="Text_20_body">Sometimes the flex items within a flex container do not fill all the space in the container. It is common to want to tell CSS how to align and space out the flex items a certain way. Fortunately, the <text:span text:style-name="Source_20_Text">justify-content</text:span> property has several options to do this. But first, there is some important terminology to understand before reviewing those options.</text:p>
      <text:p text:style-name="Text_20_body"><text:a xlink:type="simple" xlink:href="https://www.w3.org/TR/css-flexbox-1/images/flex-direction-terms.svg" office:target-frame-name="_blank" xlink:show="new" text:style-name="Internet_20_link" text:visited-style-name="Visited_20_Internet_20_Link">Here is a useful image showing a row to illustrate the concepts below.</text:a></text:p>
      <text:p text:style-name="Text_20_body">Recall that setting a flex container as a row places the flex items side-by-side from left-to-right. A flex container set as a column places the flex items in a vertical stack from top-to-bottom. For each, the direction the flex items are arranged is called the <text:span text:style-name="Strong_20_Emphasis">main axis</text:span>. For a row, this is a horizontal line that cuts through each item. And for a column, the main axis is a vertical line through the items.</text:p>
      <text:p text:style-name="Text_20_body">There are <text:span text:style-name="T3">several options for how to space the flex items along the line that is the main axis</text:span>. One of the most commonly used is <text:span text:style-name="Source_20_Text">justify-content: center;</text:span>, <text:span text:style-name="T4">which aligns all the flex items to the center inside the flex container.</text:span> Others options include:</text:p>
      <text:list xml:id="list2100801482" text:style-name="L1">
        <text:list-item>
          <text:p text:style-name="P10"><text:span text:style-name="Source_20_Text">flex-start</text:span>: aligns items to the start of the flex container. For a row, this pushes the items to the left of the container. For a column, this pushes the items to the top of the container.</text:p>
        </text:list-item>
        <text:list-item>
          <text:p text:style-name="P10"><text:span text:style-name="Source_20_Text">flex-end</text:span>: aligns items to the end of the flex container. For a row, this pushes the items to the right of the container. For a column, this pushes the items to the bottom of the container.</text:p>
        </text:list-item>
        <text:list-item>
          <text:p text:style-name="P10"><text:soft-page-break/><text:span text:style-name="Source_20_Text">space-between</text:span>: aligns items to the center of the main axis, with extra space placed between the items. The first and last items are pushed to the very edge of the flex container. For example, in a row the first item is against the left side of the container, the last item is against the right side of the container, then the other items between them are spaced evenly.</text:p>
        </text:list-item>
        <text:list-item>
          <text:p text:style-name="P7"><text:span text:style-name="Source_20_Text">space-around</text:span>: similar to <text:span text:style-name="Source_20_Text">space-between</text:span> but the first and last items are not locked to the edges of the container, the space is distributed around all the items</text:p>
        </text:list-item>
      </text:list>
      <text:p text:style-name="Horizontal_20_Line"/>
      <text:p text:style-name="Text_20_body">An example helps show this property in action. Add the CSS property <text:span text:style-name="Source_20_Text">justify-content</text:span> to the <text:span text:style-name="Source_20_Text">#box-container</text:span> element, and give it a value of center.</text:p>
      <text:p text:style-name="Text_20_body"><text:span text:style-name="Strong_20_Emphasis">Bonus</text:span><text:line-break/>Try the other options for the <text:span text:style-name="Source_20_Text">justify-content</text:span> property in the code editor to see their differences. But note that a value of center is the only one that will pass this challenge.</text:p>
      <text:p text:style-name="P1">&lt;style&gt;</text:p>
      <text:p text:style-name="P1"><text:s text:c="2"/>#box-container {</text:p>
      <text:p text:style-name="P1"><text:s text:c="4"/>background: gray;</text:p>
      <text:p text:style-name="P1"><text:s text:c="4"/>display: flex;</text:p>
      <text:p text:style-name="P1"><text:s text:c="4"/>height: 500px;</text:p>
      <text:p text:style-name="P2"><text:s text:c="4"/>justify-content:center;</text:p>
      <text:p text:style-name="P1"><text:s text:c="2"/>}</text:p>
      <text:p text:style-name="P1"><text:s text:c="2"/>#box-1 {</text:p>
      <text:p text:style-name="P1"><text:s text:c="4"/>background-color: dodgerblue;</text:p>
      <text:p text:style-name="P1"><text:s text:c="4"/>width: 25%;</text:p>
      <text:p text:style-name="P1"><text:s text:c="4"/>height: 100%;</text:p>
      <text:p text:style-name="P1"><text:s text:c="2"/>}</text:p>
      <text:p text:style-name="P1"/>
      <text:p text:style-name="P1"><text:s text:c="2"/>#box-2 {</text:p>
      <text:p text:style-name="P1"><text:s text:c="4"/>background-color: orangered;</text:p>
      <text:p text:style-name="P1"><text:s text:c="4"/>width: 25%;</text:p>
      <text:p text:style-name="P1"><text:s text:c="4"/>height: 100%;</text:p>
      <text:p text:style-name="P1"><text:s text:c="2"/>}</text:p>
      <text:p text:style-name="P1">&lt;/style&gt;</text:p>
      <text:p text:style-name="P1"/>
      <text:p text:style-name="P1">&lt;div id="box-container"&gt;</text:p>
      <text:p text:style-name="P1"><text:s text:c="2"/>&lt;div id="box-1"&gt;&lt;/div&gt;</text:p>
      <text:p text:style-name="P1"><text:s text:c="2"/>&lt;div id="box-2"&gt;&lt;/div&gt;</text:p>
      <text:p text:style-name="P1">&lt;/div&gt;</text:p>
      <text:p text:style-name="P1"/>
      <text:p text:style-name="P1"/>
      <text:h text:style-name="P4" text:outline-level="2"><text:bookmark-start text:name="__RefHeading___Toc4312_2107218669"/>Use the justify-content Property in the Tweet Embed<text:bookmark-end text:name="__RefHeading___Toc4312_2107218669"/></text:h>
      <text:p text:style-name="Text_20_body">The last challenge showed an example of the <text:span text:style-name="Source_20_Text">justify-content</text:span> property. For the tweet embed, this property can be applied to align the items in the <text:span text:style-name="Source_20_Text">.profile-name</text:span> element.</text:p>
      <text:p text:style-name="Horizontal_20_Line"/>
      <text:p text:style-name="Text_20_body"><text:soft-page-break/>Add the CSS property <text:span text:style-name="Source_20_Text">justify-content</text:span> to the header's <text:span text:style-name="Source_20_Text">.profile-name</text:span> element and set the value to any of the options from the last challenge.</text:p>
      <text:p text:style-name="P1">&lt;style&gt;</text:p>
      <text:p text:style-name="P1"><text:s text:c="2"/>body {</text:p>
      <text:p text:style-name="P1"><text:s text:c="4"/>font-family: Arial, sans-serif;</text:p>
      <text:p text:style-name="P1"><text:s text:c="2"/>}</text:p>
      <text:p text:style-name="P1"><text:s text:c="2"/>header, footer {</text:p>
      <text:p text:style-name="P1"><text:s text:c="4"/>display: flex;</text:p>
      <text:p text:style-name="P1"><text:s text:c="4"/>flex-direction: row;</text:p>
      <text:p text:style-name="P1"><text:s text:c="2"/>}</text:p>
      <text:p text:style-name="P1"><text:s text:c="2"/>header .profile-thumbnail {</text:p>
      <text:p text:style-name="P1"><text:s text:c="4"/>width: 50px;</text:p>
      <text:p text:style-name="P1"><text:s text:c="4"/>height: 50px;</text:p>
      <text:p text:style-name="P1"><text:s text:c="4"/>border-radius: 4px;</text:p>
      <text:p text:style-name="P1"><text:s text:c="2"/>}</text:p>
      <text:p text:style-name="P1"><text:s text:c="2"/>header .profile-name {</text:p>
      <text:p text:style-name="P1"><text:s text:c="4"/>display: flex;</text:p>
      <text:p text:style-name="P1"><text:s text:c="4"/>flex-direction: column;</text:p>
      <text:p text:style-name="P1"><text:s text:c="2"/><text:span text:style-name="T2"><text:s text:c="2"/>justify-content:center;</text:span></text:p>
      <text:p text:style-name="P1"><text:s text:c="4"/>margin-left: 10px;</text:p>
      <text:p text:style-name="P1"><text:s text:c="2"/>}</text:p>
      <text:p text:style-name="P1"><text:s text:c="2"/>header .follow-btn {</text:p>
      <text:p text:style-name="P1"><text:s text:c="4"/>display: flex;</text:p>
      <text:p text:style-name="P1"><text:s text:c="4"/>margin: 0 0 0 auto;</text:p>
      <text:p text:style-name="P1"><text:s text:c="2"/>}</text:p>
      <text:p text:style-name="P1"><text:s text:c="2"/>header .follow-btn button {</text:p>
      <text:p text:style-name="P1"><text:s text:c="4"/>border: 0;</text:p>
      <text:p text:style-name="P1"><text:s text:c="4"/>border-radius: 3px;</text:p>
      <text:p text:style-name="P1"><text:s text:c="4"/>padding: 5px;</text:p>
      <text:p text:style-name="P1"><text:s text:c="2"/>}</text:p>
      <text:p text:style-name="P1"><text:s text:c="2"/>header h3, header h4 {</text:p>
      <text:p text:style-name="P1"><text:s text:c="4"/>display: flex;</text:p>
      <text:p text:style-name="P1"><text:s text:c="4"/>margin: 0;</text:p>
      <text:p text:style-name="P1"><text:s text:c="2"/>}</text:p>
      <text:p text:style-name="P1"><text:s text:c="2"/>#inner p {</text:p>
      <text:p text:style-name="P1"><text:s text:c="4"/>margin-bottom: 10px;</text:p>
      <text:p text:style-name="P1"><text:s text:c="4"/>font-size: 20px;</text:p>
      <text:p text:style-name="P1"><text:s text:c="2"/>}</text:p>
      <text:p text:style-name="P1"><text:s text:c="2"/>#inner hr {</text:p>
      <text:p text:style-name="P1"><text:s text:c="4"/>margin: 20px 0;</text:p>
      <text:p text:style-name="P1"><text:s text:c="4"/>border-style: solid;</text:p>
      <text:p text:style-name="P1"><text:s text:c="4"/>opacity: 0.1;</text:p>
      <text:p text:style-name="P1"><text:s text:c="2"/>}</text:p>
      <text:p text:style-name="P1"><text:s text:c="2"/>footer .stats {</text:p>
      <text:p text:style-name="P1"><text:s text:c="4"/>display: flex;</text:p>
      <text:p text:style-name="P1"><text:s text:c="4"/>font-size: 15px;</text:p>
      <text:p text:style-name="P1"><text:s text:c="2"/>}</text:p>
      <text:p text:style-name="P1"><text:s text:c="2"/>footer .stats strong {</text:p>
      <text:p text:style-name="P1"><text:soft-page-break/><text:s text:c="4"/>font-size: 18px;</text:p>
      <text:p text:style-name="P1"><text:s text:c="2"/>}</text:p>
      <text:p text:style-name="P1"><text:s text:c="2"/>footer .stats .likes {</text:p>
      <text:p text:style-name="P1"><text:s text:c="4"/>margin-left: 10px;</text:p>
      <text:p text:style-name="P1"><text:s text:c="2"/>}</text:p>
      <text:p text:style-name="P1"><text:s text:c="2"/>footer .cta {</text:p>
      <text:p text:style-name="P1"><text:s text:c="4"/>margin-left: auto;</text:p>
      <text:p text:style-name="P1"><text:s text:c="2"/>}</text:p>
      <text:p text:style-name="P1"><text:s text:c="2"/>footer .cta button {</text:p>
      <text:p text:style-name="P1"><text:s text:c="4"/>border: 0;</text:p>
      <text:p text:style-name="P1"><text:s text:c="4"/>background: transparent;</text:p>
      <text:p text:style-name="P1"><text:s text:c="2"/>}</text:p>
      <text:p text:style-name="P1">&lt;/style&gt;</text:p>
      <text:p text:style-name="P1">&lt;header&gt;</text:p>
      <text:p text:style-name="P1"><text:s text:c="2"/>&lt;img src="https://pbs.twimg.com/profile_images/378800000147359764/54dc9a5c34e912f34db8662d53d16a39_400x400.png" alt="Quincy Larson's profile picture" class="profile-thumbnail"&gt;</text:p>
      <text:p text:style-name="P1"><text:s text:c="2"/>&lt;div class="profile-name"&gt;</text:p>
      <text:p text:style-name="P1"><text:s text:c="4"/>&lt;h3&gt;Quincy Larson&lt;/h3&gt;</text:p>
      <text:p text:style-name="P1"><text:s text:c="4"/>&lt;h4&gt;@ossia&lt;/h4&gt;</text:p>
      <text:p text:style-name="P1"><text:s text:c="2"/>&lt;/div&gt;</text:p>
      <text:p text:style-name="P1"><text:s text:c="2"/>&lt;div class="follow-btn"&gt;</text:p>
      <text:p text:style-name="P1"><text:s text:c="4"/>&lt;button&gt;Follow&lt;/button&gt;</text:p>
      <text:p text:style-name="P1"><text:s text:c="2"/>&lt;/div&gt;</text:p>
      <text:p text:style-name="P1">&lt;/header&gt;</text:p>
      <text:p text:style-name="P1">&lt;div id="inner"&gt;</text:p>
      <text:p text:style-name="P1"><text:s text:c="2"/>&lt;p&gt;I meet so many people who are in search of that one trick that will help them work smart. Even if you work smart, you still have to work hard.&lt;/p&gt;</text:p>
      <text:p text:style-name="P1"><text:s text:c="2"/>&lt;span class="date"&gt;1:32 PM - 12 Jan 2018&lt;/span&gt;</text:p>
      <text:p text:style-name="P1"><text:s text:c="2"/>&lt;hr&gt;</text:p>
      <text:p text:style-name="P1">&lt;/div&gt;</text:p>
      <text:p text:style-name="P1">&lt;footer&gt;</text:p>
      <text:p text:style-name="P1"><text:s text:c="2"/>&lt;div class="stats"&gt;</text:p>
      <text:p text:style-name="P1"><text:s text:c="4"/>&lt;div class="Retweets"&gt;</text:p>
      <text:p text:style-name="P1"><text:s text:c="6"/>&lt;strong&gt;107&lt;/strong&gt; Retweets</text:p>
      <text:p text:style-name="P1"><text:s text:c="4"/>&lt;/div&gt;</text:p>
      <text:p text:style-name="P1"><text:s text:c="4"/>&lt;div class="likes"&gt;</text:p>
      <text:p text:style-name="P1"><text:s text:c="6"/>&lt;strong&gt;431&lt;/strong&gt; Likes</text:p>
      <text:p text:style-name="P1"><text:s text:c="4"/>&lt;/div&gt;</text:p>
      <text:p text:style-name="P1"><text:s text:c="2"/>&lt;/div&gt;</text:p>
      <text:p text:style-name="P1"><text:s text:c="2"/>&lt;div class="cta"&gt;</text:p>
      <text:p text:style-name="P1"><text:s text:c="4"/>&lt;button class="share-btn"&gt;Share&lt;/button&gt;</text:p>
      <text:p text:style-name="P1"><text:s text:c="4"/>&lt;button class="retweet-btn"&gt;Retweet&lt;/button&gt;</text:p>
      <text:p text:style-name="P1"><text:s text:c="4"/>&lt;button class="like-btn"&gt;Like&lt;/button&gt;</text:p>
      <text:p text:style-name="P1"><text:s text:c="2"/>&lt;/div&gt;</text:p>
      <text:p text:style-name="P1">&lt;/footer&gt;</text:p>
      <text:p text:style-name="P1"/>
      <text:p text:style-name="P1"/>
      <text:h text:style-name="P4" text:outline-level="2"><text:bookmark-start text:name="__RefHeading___Toc4314_2107218669"/><text:soft-page-break/>Align Elements Using the align-items Property<text:bookmark-end text:name="__RefHeading___Toc4314_2107218669"/></text:h>
      <text:p text:style-name="Text_20_body">The <text:span text:style-name="Source_20_Text">align-items</text:span> property is similar to <text:span text:style-name="Source_20_Text">justify-content</text:span>. Recall that the<text:span text:style-name="T4"> </text:span><text:span text:style-name="Source_20_Text"><text:span text:style-name="T4">justify-content</text:span></text:span><text:span text:style-name="T4"> property aligned flex items along the main axis</text:span>. For rows, the main axis is a horizontal line and for columns it is a vertical line.</text:p>
      <text:p text:style-name="Text_20_body">Flex containers also have a <text:span text:style-name="Strong_20_Emphasis">cross axis</text:span> which is the opposite of the main axis. For rows, the cross axis is vertical and for columns, the cross axis is horizontal.</text:p>
      <text:p text:style-name="Text_20_body">CSS offers the<text:span text:style-name="T4"> </text:span><text:span text:style-name="Source_20_Text"><text:span text:style-name="T4">align-items</text:span></text:span><text:span text:style-name="T4"> property to align flex items along the cross axis</text:span>. For a row, it tells CSS how to push the items in the entire row up or down within the container. And for a column, how to push all the items left or right within the container.</text:p>
      <text:p text:style-name="Text_20_body">The different values available for <text:span text:style-name="Source_20_Text">align-items</text:span> include:</text:p>
      <text:list xml:id="list787219547" text:style-name="L2">
        <text:list-item>
          <text:p text:style-name="P11"><text:span text:style-name="Source_20_Text">flex-start</text:span>: aligns items to the start of the flex container. For rows, this aligns items to the top of the container. For columns, this aligns items to the left of the container.</text:p>
        </text:list-item>
        <text:list-item>
          <text:p text:style-name="P11"><text:span text:style-name="Source_20_Text">flex-end</text:span>: aligns items to the end of the flex container. For rows, this aligns items to the bottom of the container. For columns, this aligns items to the right of the container.</text:p>
        </text:list-item>
        <text:list-item>
          <text:p text:style-name="P11"><text:span text:style-name="Source_20_Text">center</text:span>: align items to the center. For rows, this vertically aligns items (equal space above and below the items). For columns, this horizontally aligns them (equal space to the left and right of the items).</text:p>
        </text:list-item>
        <text:list-item>
          <text:p text:style-name="P11"><text:span text:style-name="Source_20_Text">stretch</text:span>: stretch the items to fill the flex container. For example, rows items are stretched to fill the flex container top-to-bottom.</text:p>
        </text:list-item>
        <text:list-item>
          <text:p text:style-name="P8"><text:span text:style-name="Source_20_Text">baseline</text:span>: align items to their baselines. Baseline is a text concept, think of it as the line that the letters sit on.</text:p>
        </text:list-item>
      </text:list>
      <text:p text:style-name="Horizontal_20_Line"/>
      <text:p text:style-name="Text_20_body">An example helps show this property in action. Add the CSS property <text:span text:style-name="Source_20_Text">align-items</text:span> to the <text:span text:style-name="Source_20_Text">#box-container</text:span> element, and give it a value of center.</text:p>
      <text:p text:style-name="Text_20_body"><text:span text:style-name="Strong_20_Emphasis">Bonus</text:span><text:line-break/>Try the other options for the <text:span text:style-name="Source_20_Text">align-items</text:span> property in the code editor to see their differences. But note that a value of center is the only one that will pass this challenge.</text:p>
      <text:p text:style-name="P1">&lt;style&gt;</text:p>
      <text:p text:style-name="P1"><text:s text:c="2"/>#box-container {</text:p>
      <text:p text:style-name="P1"><text:s text:c="4"/>background: gray;</text:p>
      <text:p text:style-name="P1"><text:s text:c="4"/>display: flex;</text:p>
      <text:p text:style-name="P1"><text:s text:c="4"/>height: 500px;</text:p>
      <text:p text:style-name="P1"><text:s/><text:span text:style-name="T2"><text:s text:c="3"/>align-items:center;</text:span></text:p>
      <text:p text:style-name="P1"><text:s text:c="2"/>}</text:p>
      <text:p text:style-name="P1"><text:s text:c="2"/>#box-1 {</text:p>
      <text:p text:style-name="P1"><text:s text:c="4"/>background-color: dodgerblue;</text:p>
      <text:p text:style-name="P1"><text:s text:c="4"/>width: 200px;</text:p>
      <text:p text:style-name="P1"><text:s text:c="4"/>font-size: 24px;</text:p>
      <text:p text:style-name="P1"><text:s text:c="2"/>}</text:p>
      <text:p text:style-name="P1"><text:soft-page-break/></text:p>
      <text:p text:style-name="P1"><text:s text:c="2"/>#box-2 {</text:p>
      <text:p text:style-name="P1"><text:s text:c="4"/>background-color: orangered;</text:p>
      <text:p text:style-name="P1"><text:s text:c="4"/>width: 200px;</text:p>
      <text:p text:style-name="P1"><text:s text:c="4"/>font-size: 18px;</text:p>
      <text:p text:style-name="P1"><text:s text:c="2"/>}</text:p>
      <text:p text:style-name="P1">&lt;/style&gt;</text:p>
      <text:p text:style-name="P1"/>
      <text:p text:style-name="P1">&lt;div id="box-container"&gt;</text:p>
      <text:p text:style-name="P1"><text:s text:c="2"/>&lt;div id="box-1"&gt;&lt;p&gt;Hello&lt;/p&gt;&lt;/div&gt;</text:p>
      <text:p text:style-name="P1"><text:s text:c="2"/>&lt;div id="box-2"&gt;&lt;p&gt;Goodbye&lt;/p&gt;&lt;/div&gt;</text:p>
      <text:p text:style-name="P1">&lt;/div&gt;</text:p>
      <text:p text:style-name="P1"/>
      <text:p text:style-name="P1"/>
      <text:p text:style-name="P1"/>
      <text:h text:style-name="P4" text:outline-level="2"><text:bookmark-start text:name="__RefHeading___Toc4316_2107218669"/>Use the align-items Property in the Tweet Embed<text:bookmark-end text:name="__RefHeading___Toc4316_2107218669"/></text:h>
      <text:p text:style-name="Text_20_body">The last challenge introduced the <text:span text:style-name="Source_20_Text">align-items</text:span> property and gave an example. This property can be applied to a few tweet embed elements to align the flex items inside them.</text:p>
      <text:p text:style-name="Horizontal_20_Line"/>
      <text:p text:style-name="Text_20_body">Add the CSS property <text:span text:style-name="Source_20_Text">align-items</text:span> to the header's <text:span text:style-name="Source_20_Text">.follow-btn</text:span> element. Set the value to center.</text:p>
      <text:p text:style-name="P1">&lt;style&gt;</text:p>
      <text:p text:style-name="P1"><text:s text:c="2"/>body {</text:p>
      <text:p text:style-name="P1"><text:s text:c="4"/>font-family: Arial, sans-serif;</text:p>
      <text:p text:style-name="P1"><text:s text:c="2"/>}</text:p>
      <text:p text:style-name="P1"><text:s text:c="2"/>header, footer {</text:p>
      <text:p text:style-name="P1"><text:s text:c="4"/>display: flex;</text:p>
      <text:p text:style-name="P1"><text:s text:c="4"/>flex-direction: row;</text:p>
      <text:p text:style-name="P1"><text:s text:c="2"/>}</text:p>
      <text:p text:style-name="P1"><text:s text:c="2"/>header .profile-thumbnail {</text:p>
      <text:p text:style-name="P1"><text:s text:c="4"/>width: 50px;</text:p>
      <text:p text:style-name="P1"><text:s text:c="4"/>height: 50px;</text:p>
      <text:p text:style-name="P1"><text:s text:c="4"/>border-radius: 4px;</text:p>
      <text:p text:style-name="P1"><text:s text:c="2"/>}</text:p>
      <text:p text:style-name="P1"><text:s text:c="2"/>header .profile-name {</text:p>
      <text:p text:style-name="P1"><text:s text:c="4"/>display: flex;</text:p>
      <text:p text:style-name="P1"><text:s text:c="4"/>flex-direction: column;</text:p>
      <text:p text:style-name="P1"><text:s text:c="4"/>justify-content: center;</text:p>
      <text:p text:style-name="P1"><text:s text:c="4"/>margin-left: 10px;</text:p>
      <text:p text:style-name="P1"><text:s text:c="2"/>}</text:p>
      <text:p text:style-name="P1"><text:s text:c="2"/>header .follow-btn {</text:p>
      <text:p text:style-name="P1"><text:s text:c="4"/>display: flex;</text:p>
      <text:p text:style-name="P2"><text:s text:c="4"/>align-items:center;</text:p>
      <text:p text:style-name="P1"><text:s text:c="4"/>margin: 0 0 0 auto;</text:p>
      <text:p text:style-name="P1"><text:s text:c="2"/>}</text:p>
      <text:p text:style-name="P1"><text:s text:c="2"/>header .follow-btn button {</text:p>
      <text:p text:style-name="P1"><text:s text:c="4"/>border: 0;</text:p>
      <text:p text:style-name="P1"><text:soft-page-break/><text:s text:c="4"/>border-radius: 3px;</text:p>
      <text:p text:style-name="P1"><text:s text:c="4"/>padding: 5px;</text:p>
      <text:p text:style-name="P1"><text:s text:c="2"/>}</text:p>
      <text:p text:style-name="P1"><text:s text:c="2"/>header h3, header h4 {</text:p>
      <text:p text:style-name="P1"><text:s text:c="4"/>display: flex;</text:p>
      <text:p text:style-name="P1"><text:s text:c="4"/></text:p>
      <text:p text:style-name="P1"><text:s text:c="4"/>margin: 0;</text:p>
      <text:p text:style-name="P1"><text:s text:c="2"/>}</text:p>
      <text:p text:style-name="P1"><text:s text:c="2"/>#inner p {</text:p>
      <text:p text:style-name="P1"><text:s text:c="4"/>margin-bottom: 10px;</text:p>
      <text:p text:style-name="P1"><text:s text:c="4"/>font-size: 20px;</text:p>
      <text:p text:style-name="P1"><text:s text:c="2"/>}</text:p>
      <text:p text:style-name="P1"><text:s text:c="2"/>#inner hr {</text:p>
      <text:p text:style-name="P1"><text:s text:c="4"/>margin: 20px 0;</text:p>
      <text:p text:style-name="P1"><text:s text:c="4"/>border-style: solid;</text:p>
      <text:p text:style-name="P1"><text:s text:c="4"/>opacity: 0.1;</text:p>
      <text:p text:style-name="P1"><text:s text:c="2"/>}</text:p>
      <text:p text:style-name="P1"><text:s text:c="2"/>footer .stats {</text:p>
      <text:p text:style-name="P1"><text:s text:c="4"/>display: flex;</text:p>
      <text:p text:style-name="P1"><text:s text:c="4"/>font-size: 15px;</text:p>
      <text:p text:style-name="P1"><text:s text:c="2"/>}</text:p>
      <text:p text:style-name="P1"><text:s text:c="2"/>footer .stats strong {</text:p>
      <text:p text:style-name="P1"><text:s text:c="4"/>font-size: 18px;</text:p>
      <text:p text:style-name="P1"><text:s text:c="2"/>}</text:p>
      <text:p text:style-name="P1"><text:s text:c="2"/>footer .stats .likes {</text:p>
      <text:p text:style-name="P1"><text:s text:c="4"/>margin-left: 10px;</text:p>
      <text:p text:style-name="P1"><text:s text:c="2"/>}</text:p>
      <text:p text:style-name="P1"><text:s text:c="2"/>footer .cta {</text:p>
      <text:p text:style-name="P1"><text:s text:c="4"/>margin-left: auto;</text:p>
      <text:p text:style-name="P1"><text:s text:c="2"/>}</text:p>
      <text:p text:style-name="P1"><text:s text:c="2"/>footer .cta button {</text:p>
      <text:p text:style-name="P1"><text:s text:c="4"/>border: 0;</text:p>
      <text:p text:style-name="P1"><text:s text:c="4"/>background: transparent;</text:p>
      <text:p text:style-name="P1"><text:s text:c="2"/>}</text:p>
      <text:p text:style-name="P1">&lt;/style&gt;</text:p>
      <text:p text:style-name="P1">&lt;header&gt;</text:p>
      <text:p text:style-name="P1"><text:s text:c="2"/>&lt;img src="https://pbs.twimg.com/profile_images/378800000147359764/54dc9a5c34e912f34db8662d53d16a39_400x400.png" alt="Quincy Larson's profile picture" class="profile-thumbnail"&gt;</text:p>
      <text:p text:style-name="P1"><text:s text:c="2"/>&lt;div class="profile-name"&gt;</text:p>
      <text:p text:style-name="P1"><text:s text:c="4"/>&lt;h3&gt;Quincy Larson&lt;/h3&gt;</text:p>
      <text:p text:style-name="P1"><text:s text:c="4"/>&lt;h4&gt;@ossia&lt;/h4&gt;</text:p>
      <text:p text:style-name="P1"><text:s text:c="2"/>&lt;/div&gt;</text:p>
      <text:p text:style-name="P1"><text:s text:c="2"/>&lt;div class="follow-btn"&gt;</text:p>
      <text:p text:style-name="P1"><text:s text:c="4"/>&lt;button&gt;Follow&lt;/button&gt;</text:p>
      <text:p text:style-name="P1"><text:s text:c="2"/>&lt;/div&gt;</text:p>
      <text:p text:style-name="P1">&lt;/header&gt;</text:p>
      <text:p text:style-name="P1">&lt;div id="inner"&gt;</text:p>
      <text:p text:style-name="P1"><text:soft-page-break/><text:s text:c="2"/>&lt;p&gt;I meet so many people who are in search of that one trick that will help them work smart. Even if you work smart, you still have to work hard.&lt;/p&gt;</text:p>
      <text:p text:style-name="P1"><text:s text:c="2"/>&lt;span class="date"&gt;1:32 PM - 12 Jan 2018&lt;/span&gt;</text:p>
      <text:p text:style-name="P1"><text:s text:c="2"/>&lt;hr&gt;</text:p>
      <text:p text:style-name="P1">&lt;/div&gt;</text:p>
      <text:p text:style-name="P1">&lt;footer&gt;</text:p>
      <text:p text:style-name="P1"><text:s text:c="2"/>&lt;div class="stats"&gt;</text:p>
      <text:p text:style-name="P1"><text:s text:c="4"/>&lt;div class="Retweets"&gt;</text:p>
      <text:p text:style-name="P1"><text:s text:c="6"/>&lt;strong&gt;107&lt;/strong&gt; Retweets</text:p>
      <text:p text:style-name="P1"><text:s text:c="4"/>&lt;/div&gt;</text:p>
      <text:p text:style-name="P1"><text:s text:c="4"/>&lt;div class="likes"&gt;</text:p>
      <text:p text:style-name="P1"><text:s text:c="6"/>&lt;strong&gt;431&lt;/strong&gt; Likes</text:p>
      <text:p text:style-name="P1"><text:s text:c="4"/>&lt;/div&gt;</text:p>
      <text:p text:style-name="P1"><text:s text:c="2"/>&lt;/div&gt;</text:p>
      <text:p text:style-name="P1"><text:s text:c="2"/>&lt;div class="cta"&gt;</text:p>
      <text:p text:style-name="P1"><text:s text:c="4"/>&lt;button class="share-btn"&gt;Share&lt;/button&gt;</text:p>
      <text:p text:style-name="P1"><text:s text:c="4"/>&lt;button class="retweet-btn"&gt;Retweet&lt;/button&gt;</text:p>
      <text:p text:style-name="P1"><text:s text:c="4"/>&lt;button class="like-btn"&gt;Like&lt;/button&gt;</text:p>
      <text:p text:style-name="P1"><text:s text:c="2"/>&lt;/div&gt;</text:p>
      <text:p text:style-name="P1">&lt;/footer&gt;</text:p>
      <text:p text:style-name="P1"/>
      <text:p text:style-name="P1"/>
      <text:h text:style-name="P4" text:outline-level="2"><text:bookmark-start text:name="__RefHeading___Toc4318_2107218669"/>Use the flex-wrap Property to Wrap a Row or Column<text:bookmark-end text:name="__RefHeading___Toc4318_2107218669"/></text:h>
      <text:p text:style-name="Text_20_body">CSS flexbox has a feature to split a flex item into multiple rows (or columns). <text:span text:style-name="T4">By default, a flex container will fit all flex items together.</text:span> For example, a row will all be on one line.</text:p>
      <text:p text:style-name="Text_20_body">However, using the <text:span text:style-name="Source_20_Text">flex-wrap</text:span> property, it tells CSS to wrap items. This means <text:span text:style-name="T4">extra items move into a new row or column</text:span>. The break point of where the wrapping happens depends on the size of the items and the size of the container.</text:p>
      <text:p text:style-name="Text_20_body">CSS also has options for the direction of the wrap:</text:p>
      <text:list xml:id="list3652892434" text:style-name="L3">
        <text:list-item>
          <text:p text:style-name="P12"><text:span text:style-name="Source_20_Text">nowrap</text:span>: this is the default setting, and does not wrap items.</text:p>
        </text:list-item>
        <text:list-item>
          <text:p text:style-name="P12"><text:span text:style-name="Source_20_Text">wrap</text:span>: wraps items from left-to-right if they are in a row, or top-to-bottom if they are in a column.</text:p>
        </text:list-item>
        <text:list-item>
          <text:p text:style-name="P9"><text:span text:style-name="Source_20_Text">wrap-reverse</text:span>: wraps items from bottom-to-top if they are in a row, or left-to-right if they are in a column.</text:p>
        </text:list-item>
      </text:list>
      <text:p text:style-name="Horizontal_20_Line"/>
      <text:p text:style-name="Text_20_body">The current layout has too many boxes for one row. Add the CSS property <text:span text:style-name="Source_20_Text">flex-wrap</text:span> to the <text:span text:style-name="Source_20_Text">#box-container</text:span> element, and give it a value of wrap.</text:p>
      <text:p text:style-name="P1">&lt;style&gt;</text:p>
      <text:p text:style-name="P1"><text:s text:c="2"/>#box-container {</text:p>
      <text:p text:style-name="P1"><text:s text:c="4"/>background: gray;</text:p>
      <text:p text:style-name="P1"><text:s text:c="4"/>display: flex;</text:p>
      <text:p text:style-name="P1"><text:s text:c="4"/>height: 100%;</text:p>
      <text:p text:style-name="P1"><text:span text:style-name="T2"><text:s text:c="4"/>flex-wrap:wrap; </text:span><text:s/></text:p>
      <text:p text:style-name="P1"><text:soft-page-break/><text:s text:c="2"/>}</text:p>
      <text:p text:style-name="P1"><text:s text:c="2"/>#box-1 {</text:p>
      <text:p text:style-name="P1"><text:s text:c="4"/>background-color: dodgerblue;</text:p>
      <text:p text:style-name="P1"><text:s text:c="4"/>width: 25%;</text:p>
      <text:p text:style-name="P1"><text:s text:c="4"/>height: 50%;</text:p>
      <text:p text:style-name="P1"><text:s text:c="2"/>}</text:p>
      <text:p text:style-name="P1"/>
      <text:p text:style-name="P1"><text:s text:c="2"/>#box-2 {</text:p>
      <text:p text:style-name="P1"><text:s text:c="4"/>background-color: orangered;</text:p>
      <text:p text:style-name="P1"><text:s text:c="4"/>width: 25%;</text:p>
      <text:p text:style-name="P1"><text:s text:c="4"/>height: 50%;</text:p>
      <text:p text:style-name="P1"><text:s text:c="2"/>}</text:p>
      <text:p text:style-name="P1"><text:s text:c="2"/>#box-3 {</text:p>
      <text:p text:style-name="P1"><text:s text:c="4"/>background-color: violet;</text:p>
      <text:p text:style-name="P1"><text:s text:c="4"/>width: 25%;</text:p>
      <text:p text:style-name="P1"><text:s text:c="4"/>height: 50%;</text:p>
      <text:p text:style-name="P1"><text:s text:c="2"/>}</text:p>
      <text:p text:style-name="P1"><text:s text:c="2"/>#box-4 {</text:p>
      <text:p text:style-name="P1"><text:s text:c="4"/>background-color: yellow;</text:p>
      <text:p text:style-name="P1"><text:s text:c="4"/>width: 25%;</text:p>
      <text:p text:style-name="P1"><text:s text:c="4"/>height: 50%;</text:p>
      <text:p text:style-name="P1"><text:s text:c="2"/>}</text:p>
      <text:p text:style-name="P1"><text:s text:c="2"/>#box-5 {</text:p>
      <text:p text:style-name="P1"><text:s text:c="4"/>background-color: green;</text:p>
      <text:p text:style-name="P1"><text:s text:c="4"/>width: 25%;</text:p>
      <text:p text:style-name="P1"><text:s text:c="4"/>height: 50%;</text:p>
      <text:p text:style-name="P1"><text:s text:c="2"/>}</text:p>
      <text:p text:style-name="P1"><text:s text:c="2"/>#box-6 {</text:p>
      <text:p text:style-name="P1"><text:s text:c="4"/>background-color: black;</text:p>
      <text:p text:style-name="P1"><text:s text:c="4"/>width: 25%;</text:p>
      <text:p text:style-name="P1"><text:s text:c="4"/>height: 50%;</text:p>
      <text:p text:style-name="P1"><text:s text:c="2"/>}</text:p>
      <text:p text:style-name="P1">&lt;/style&gt;</text:p>
      <text:p text:style-name="P1"/>
      <text:p text:style-name="P1">&lt;div id="box-container"&gt;</text:p>
      <text:p text:style-name="P1"><text:s text:c="2"/>&lt;div id="box-1"&gt;&lt;/div&gt;</text:p>
      <text:p text:style-name="P1"><text:s text:c="2"/>&lt;div id="box-2"&gt;&lt;/div&gt;</text:p>
      <text:p text:style-name="P1"><text:s text:c="2"/>&lt;div id="box-3"&gt;&lt;/div&gt;</text:p>
      <text:p text:style-name="P1"><text:s text:c="2"/>&lt;div id="box-4"&gt;&lt;/div&gt;</text:p>
      <text:p text:style-name="P1"><text:s text:c="2"/>&lt;div id="box-5"&gt;&lt;/div&gt;</text:p>
      <text:p text:style-name="P1"><text:s text:c="2"/>&lt;div id="box-6"&gt;&lt;/div&gt;</text:p>
      <text:p text:style-name="P1">&lt;/div&gt;</text:p>
      <text:p text:style-name="P1"/>
      <text:h text:style-name="P4" text:outline-level="2"><text:bookmark-start text:name="__RefHeading___Toc4320_2107218669"/>Use the flex-shrink Property to Shrink Items<text:bookmark-end text:name="__RefHeading___Toc4320_2107218669"/></text:h>
      <text:p text:style-name="Text_20_body">So far, all the properties in the challenges apply to the flex container (the parent of the flex items). However, there are several useful properties for the flex items.</text:p>
      <text:p text:style-name="Text_20_body"><text:soft-page-break/>The first is the <text:span text:style-name="Source_20_Text">flex-shrink</text:span> property. When it's used, it allows an item to shrink if the flex container is too small. Items shrink when the width of the parent container is smaller than the combined widths of all the flex items within it.</text:p>
      <text:p text:style-name="Text_20_body">The <text:span text:style-name="Source_20_Text">flex-shrink</text:span> property takes numbers as values. The higher the number, the more it will shrink compared to the other items in the container. For example, if one item has a <text:span text:style-name="Source_20_Text">flex-shrink</text:span> value of 1 and the other has a <text:span text:style-name="Source_20_Text">flex-shrink</text:span> value of 3, the one with the value of 3 will shrink three times as much as the other.</text:p>
      <text:p text:style-name="Horizontal_20_Line"/>
      <text:p text:style-name="Text_20_body">Add the CSS property <text:span text:style-name="Source_20_Text">flex-shrink</text:span> to both <text:span text:style-name="Source_20_Text">#box-1</text:span> and <text:span text:style-name="Source_20_Text">#box-2</text:span>. Give <text:span text:style-name="Source_20_Text">#box-1</text:span> a value of 1 and <text:span text:style-name="Source_20_Text">#box-2</text:span> a value of 2.</text:p>
      <text:p text:style-name="P1">&lt;style&gt;</text:p>
      <text:p text:style-name="P1"><text:s text:c="2"/>#box-container {</text:p>
      <text:p text:style-name="P1"><text:s text:c="4"/>display: flex;</text:p>
      <text:p text:style-name="P1"><text:s text:c="4"/>height: 500px;</text:p>
      <text:p text:style-name="P1"><text:s text:c="2"/>}</text:p>
      <text:p text:style-name="P1"><text:s text:c="2"/>#box-1 {</text:p>
      <text:p text:style-name="P1"><text:s text:c="4"/>background-color: dodgerblue;</text:p>
      <text:p text:style-name="P1"><text:s text:c="4"/>width: 100%;</text:p>
      <text:p text:style-name="P1"><text:s text:c="4"/>height: 200px;</text:p>
      <text:p text:style-name="P2"><text:s text:c="4"/>flex-shrink:1;</text:p>
      <text:p text:style-name="P1"><text:s text:c="2"/>}</text:p>
      <text:p text:style-name="P1"/>
      <text:p text:style-name="P1"><text:s text:c="2"/>#box-2 {</text:p>
      <text:p text:style-name="P1"><text:s text:c="4"/>background-color: orangered;</text:p>
      <text:p text:style-name="P1"><text:s text:c="4"/>width: 100%;</text:p>
      <text:p text:style-name="P1"><text:s text:c="4"/>height: 200px;</text:p>
      <text:p text:style-name="P2"><text:s text:c="4"/>flex-shrink:2;</text:p>
      <text:p text:style-name="P1"><text:s text:c="2"/>}</text:p>
      <text:p text:style-name="P1">&lt;/style&gt;</text:p>
      <text:p text:style-name="P1"/>
      <text:p text:style-name="P1">&lt;div id="box-container"&gt;</text:p>
      <text:p text:style-name="P1"><text:s text:c="2"/>&lt;div id="box-1"&gt;&lt;/div&gt;</text:p>
      <text:p text:style-name="P1"><text:s text:c="2"/>&lt;div id="box-2"&gt;&lt;/div&gt;</text:p>
      <text:p text:style-name="P1">&lt;/div&gt;</text:p>
      <text:p text:style-name="P1"/>
      <text:p text:style-name="P1"/>
      <text:h text:style-name="P4" text:outline-level="2"><text:bookmark-start text:name="__RefHeading___Toc4322_2107218669"/>Use the flex-grow Property to Expand Items<text:bookmark-end text:name="__RefHeading___Toc4322_2107218669"/></text:h>
      <text:p text:style-name="Text_20_body">The opposite of <text:span text:style-name="Source_20_Text">flex-shrink</text:span> is the <text:span text:style-name="Source_20_Text">flex-grow</text:span> property. Recall that <text:span text:style-name="Source_20_Text">flex-shrink</text:span> controls the size of the items when the container shrinks. The <text:span text:style-name="Source_20_Text">flex-grow</text:span> property controls the size of items when the parent container expands.</text:p>
      <text:p text:style-name="Text_20_body">Using a similar example from the last challenge, if one item has a <text:span text:style-name="Source_20_Text">flex-grow</text:span> value of 1 and the other has a <text:span text:style-name="Source_20_Text">flex-grow</text:span> value of 3, the one with the value of 3 will grow three times as much as the other.</text:p>
      <text:p text:style-name="Horizontal_20_Line"><text:soft-page-break/></text:p>
      <text:p text:style-name="Text_20_body">Add the CSS property <text:span text:style-name="Source_20_Text">flex-grow</text:span> to both <text:span text:style-name="Source_20_Text">#box-1</text:span> and <text:span text:style-name="Source_20_Text">#box-2</text:span>. Give <text:span text:style-name="Source_20_Text">#box-1</text:span> a value of 1 and <text:span text:style-name="Source_20_Text">#box-2</text:span> a value of 2.</text:p>
      <text:p text:style-name="P1">&lt;style&gt;</text:p>
      <text:p text:style-name="P1"><text:s text:c="2"/>#box-container {</text:p>
      <text:p text:style-name="P1"><text:s text:c="4"/>display: flex;</text:p>
      <text:p text:style-name="P1"><text:s text:c="4"/>height: 500px;</text:p>
      <text:p text:style-name="P1"><text:s text:c="2"/>}</text:p>
      <text:p text:style-name="P1"><text:s text:c="2"/></text:p>
      <text:p text:style-name="P1"><text:s text:c="2"/>#box-1 {</text:p>
      <text:p text:style-name="P1"><text:s text:c="4"/>background-color: dodgerblue;</text:p>
      <text:p text:style-name="P1"><text:s text:c="4"/>height: 200px;</text:p>
      <text:p text:style-name="P2"><text:s text:c="4"/>flex-grow:1</text:p>
      <text:p text:style-name="P1"><text:s text:c="2"/>}</text:p>
      <text:p text:style-name="P1"><text:s text:c="2"/></text:p>
      <text:p text:style-name="P1"><text:s text:c="2"/>#box-2 {</text:p>
      <text:p text:style-name="P1"><text:s text:c="4"/>background-color: orangered;</text:p>
      <text:p text:style-name="P1"><text:s text:c="4"/>height: 200px;</text:p>
      <text:p text:style-name="P2"><text:s text:c="4"/>flex-grow:2;</text:p>
      <text:p text:style-name="P1"><text:s text:c="2"/>}</text:p>
      <text:p text:style-name="P1">&lt;/style&gt;</text:p>
      <text:p text:style-name="P1"/>
      <text:p text:style-name="P1">&lt;div id="box-container"&gt;</text:p>
      <text:p text:style-name="P1"><text:s text:c="2"/>&lt;div id="box-1"&gt;&lt;/div&gt;</text:p>
      <text:p text:style-name="P1"><text:s text:c="2"/>&lt;div id="box-2"&gt;&lt;/div&gt;</text:p>
      <text:p text:style-name="P1">&lt;/div&gt;</text:p>
      <text:p text:style-name="P1"/>
      <text:p text:style-name="P1"/>
      <text:h text:style-name="P4" text:outline-level="2"><text:bookmark-start text:name="__RefHeading___Toc4324_2107218669"/>Use the flex-basis Property to Set the Initial Size of an Item<text:bookmark-end text:name="__RefHeading___Toc4324_2107218669"/></text:h>
      <text:p text:style-name="Text_20_body">The <text:span text:style-name="Source_20_Text">flex-basis</text:span> property specifies the initial size of the item before CSS makes adjustments with <text:span text:style-name="Source_20_Text">flex-shrink</text:span> or <text:span text:style-name="Source_20_Text">flex-grow</text:span>.</text:p>
      <text:p text:style-name="Text_20_body">The units used by the <text:span text:style-name="Source_20_Text">flex-basis</text:span> property are the same as other size properties (<text:span text:style-name="Source_20_Text">px</text:span>, <text:span text:style-name="Source_20_Text">em</text:span>, <text:span text:style-name="Source_20_Text">%</text:span>, etc.). The value <text:span text:style-name="Source_20_Text">auto</text:span> sizes items based on the content.</text:p>
      <text:p text:style-name="Horizontal_20_Line"/>
      <text:p text:style-name="Text_20_body">Set the initial size of the boxes using <text:span text:style-name="Source_20_Text">flex-basis</text:span>. Add the CSS property <text:span text:style-name="Source_20_Text">flex-basis</text:span> to both <text:span text:style-name="Source_20_Text">#box-1</text:span> and <text:span text:style-name="Source_20_Text">#box-2</text:span>. Give <text:span text:style-name="Source_20_Text">#box-1</text:span> a value of <text:span text:style-name="Source_20_Text">10em</text:span> and <text:span text:style-name="Source_20_Text">#box-2</text:span> a value of <text:span text:style-name="Source_20_Text">20em</text:span>.</text:p>
      <text:p text:style-name="P1">&lt;style&gt;</text:p>
      <text:p text:style-name="P1"><text:s text:c="2"/>#box-container {</text:p>
      <text:p text:style-name="P1"><text:s text:c="4"/>display: flex;</text:p>
      <text:p text:style-name="P1"><text:s text:c="4"/>height: 500px;</text:p>
      <text:p text:style-name="P1"><text:s text:c="2"/>}</text:p>
      <text:p text:style-name="P1"><text:s text:c="2"/></text:p>
      <text:p text:style-name="P1"><text:s text:c="2"/>#box-1 {</text:p>
      <text:p text:style-name="P1"><text:soft-page-break/><text:s text:c="4"/>background-color: dodgerblue;</text:p>
      <text:p text:style-name="P1"><text:s text:c="4"/>height: 200px;</text:p>
      <text:p text:style-name="P2"><text:s text:c="4"/>flex-basis:10em;</text:p>
      <text:p text:style-name="P1"><text:s text:c="2"/>}</text:p>
      <text:p text:style-name="P1"><text:s text:c="2"/></text:p>
      <text:p text:style-name="P1"><text:s text:c="2"/>#box-2 {</text:p>
      <text:p text:style-name="P1"><text:s text:c="4"/>background-color: orangered;</text:p>
      <text:p text:style-name="P1"><text:s text:c="4"/>height: 200px;</text:p>
      <text:p text:style-name="P2"><text:s text:c="4"/>flex-basis:20em;</text:p>
      <text:p text:style-name="P1"><text:s text:c="2"/>}</text:p>
      <text:p text:style-name="P1">&lt;/style&gt;</text:p>
      <text:p text:style-name="P1"><text:s text:c="2"/></text:p>
      <text:p text:style-name="P1">&lt;div id="box-container"&gt;</text:p>
      <text:p text:style-name="P1"><text:s text:c="2"/>&lt;div id="box-1"&gt;&lt;/div&gt;</text:p>
      <text:p text:style-name="P1"><text:s text:c="2"/>&lt;div id="box-2"&gt;&lt;/div&gt;</text:p>
      <text:p text:style-name="P1">&lt;/div&gt;</text:p>
      <text:p text:style-name="P1"/>
      <text:p text:style-name="P1"/>
      <text:h text:style-name="P4" text:outline-level="2"><text:bookmark-start text:name="__RefHeading___Toc4326_2107218669"/>Use the flex Shorthand Property<text:bookmark-end text:name="__RefHeading___Toc4326_2107218669"/></text:h>
      <text:p text:style-name="Text_20_body">There is a shortcut available to set several flex properties at once. The <text:span text:style-name="Source_20_Text">flex-grow</text:span>, <text:span text:style-name="Source_20_Text">flex-shrink</text:span>, and <text:span text:style-name="Source_20_Text">flex-basis</text:span> properties can all be set together by using the <text:span text:style-name="Source_20_Text">flex</text:span> property.</text:p>
      <text:p text:style-name="Text_20_body">For example, <text:span text:style-name="Source_20_Text">flex: 1 0 10px;</text:span> will set the item to <text:span text:style-name="Source_20_Text">flex-grow: 1;</text:span>, <text:span text:style-name="Source_20_Text">flex-shrink: 0;</text:span>, and <text:span text:style-name="Source_20_Text">flex-basis: 10px;</text:span>.</text:p>
      <text:p text:style-name="Text_20_body">The default property settings are <text:span text:style-name="Source_20_Text">flex: 0 1 auto;</text:span>.</text:p>
      <text:p text:style-name="Horizontal_20_Line"/>
      <text:p text:style-name="Text_20_body">Add the CSS property <text:span text:style-name="Source_20_Text">flex</text:span> to both <text:span text:style-name="Source_20_Text">#box-1</text:span> and <text:span text:style-name="Source_20_Text">#box-2</text:span>. Give <text:span text:style-name="Source_20_Text">#box-1</text:span> the values so its <text:span text:style-name="Source_20_Text">flex-grow</text:span> is 2, its <text:span text:style-name="Source_20_Text">flex-shrink</text:span> is 2, and its <text:span text:style-name="Source_20_Text">flex-basis</text:span> is 150px. Give <text:span text:style-name="Source_20_Text">#box-2</text:span> the values so its <text:span text:style-name="Source_20_Text">flex-grow</text:span> is 1, its <text:span text:style-name="Source_20_Text">flex-shrink</text:span> is 1, and its <text:span text:style-name="Source_20_Text">flex-basis</text:span> is 150px.</text:p>
      <text:p text:style-name="Text_20_body">These values will cause <text:span text:style-name="Source_20_Text">#box-1</text:span> to grow to fill the extra space at twice the rate of <text:span text:style-name="Source_20_Text">#box-2</text:span> when the container is greater than 300px and shrink at twice the rate of <text:span text:style-name="Source_20_Text">#box-2</text:span> when the container is less than 300px. 300px is the combined size of the <text:span text:style-name="Source_20_Text">flex-basis</text:span> values of the two boxes.</text:p>
      <text:p text:style-name="P1">&lt;style&gt;</text:p>
      <text:p text:style-name="P1"><text:s text:c="2"/>#box-container {</text:p>
      <text:p text:style-name="P1"><text:s text:c="4"/>display: flex;</text:p>
      <text:p text:style-name="P1"><text:s text:c="4"/>height: 500px;</text:p>
      <text:p text:style-name="P1"><text:s text:c="2"/>}</text:p>
      <text:p text:style-name="P1"><text:s text:c="2"/>#box-1 {</text:p>
      <text:p text:style-name="P1"><text:s text:c="4"/>background-color: dodgerblue;</text:p>
      <text:p text:style-name="P2"><text:s text:c="4"/>flex:2 2 150px;</text:p>
      <text:p text:style-name="P1"><text:s text:c="4"/>height: 200px;</text:p>
      <text:p text:style-name="P1"><text:s text:c="2"/>}</text:p>
      <text:p text:style-name="P1"/>
      <text:p text:style-name="P1"><text:s text:c="2"/>#box-2 {</text:p>
      <text:p text:style-name="P1"><text:soft-page-break/><text:s text:c="4"/>background-color: orangered;</text:p>
      <text:p text:style-name="P2"><text:s text:c="4"/>flex:1 1 150px;</text:p>
      <text:p text:style-name="P1"><text:s text:c="4"/>height: 200px;</text:p>
      <text:p text:style-name="P1"><text:s text:c="2"/>}</text:p>
      <text:p text:style-name="P1">&lt;/style&gt;</text:p>
      <text:p text:style-name="P1"/>
      <text:p text:style-name="P1">&lt;div id="box-container"&gt;</text:p>
      <text:p text:style-name="P1"><text:s text:c="2"/>&lt;div id="box-1"&gt;&lt;/div&gt;</text:p>
      <text:p text:style-name="P1"><text:s text:c="2"/>&lt;div id="box-2"&gt;&lt;/div&gt;</text:p>
      <text:p text:style-name="P1">&lt;/div&gt;</text:p>
      <text:p text:style-name="P1"/>
      <text:p text:style-name="P1"/>
      <text:h text:style-name="P4" text:outline-level="2"><text:bookmark-start text:name="__RefHeading___Toc4328_2107218669"/>Use the order Property to Rearrange Items<text:bookmark-end text:name="__RefHeading___Toc4328_2107218669"/></text:h>
      <text:p text:style-name="Text_20_body">The <text:span text:style-name="Source_20_Text">order</text:span> property is used to tell CSS the order of how flex items appear in the flex container. By default, items will appear in the same order they come in the source HTML. The property takes numbers as values, and negative numbers can be used.</text:p>
      <text:p text:style-name="Horizontal_20_Line"/>
      <text:p text:style-name="Text_20_body">Add the CSS property <text:span text:style-name="Source_20_Text">order</text:span> to both <text:span text:style-name="Source_20_Text">#box-1</text:span> and <text:span text:style-name="Source_20_Text">#box-2</text:span>. Give <text:span text:style-name="Source_20_Text">#box-1</text:span> a value of 2 and give <text:span text:style-name="Source_20_Text">#box-2</text:span> a value of 1.</text:p>
      <text:p text:style-name="P1">&lt;style&gt;</text:p>
      <text:p text:style-name="P1"><text:s text:c="2"/>#box-container {</text:p>
      <text:p text:style-name="P1"><text:s text:c="4"/>display: flex;</text:p>
      <text:p text:style-name="P1"><text:s text:c="4"/>height: 500px;</text:p>
      <text:p text:style-name="P1"><text:s text:c="2"/>}</text:p>
      <text:p text:style-name="P1"><text:s text:c="2"/>#box-1 {</text:p>
      <text:p text:style-name="P1"><text:s text:c="4"/>background-color: dodgerblue;</text:p>
      <text:p text:style-name="P2"><text:s text:c="4"/>order:2;</text:p>
      <text:p text:style-name="P1"><text:s text:c="4"/>height: 200px;</text:p>
      <text:p text:style-name="P1"><text:s text:c="4"/>width: 200px;</text:p>
      <text:p text:style-name="P1"><text:s text:c="2"/>}</text:p>
      <text:p text:style-name="P1"/>
      <text:p text:style-name="P1"><text:s text:c="2"/>#box-2 {</text:p>
      <text:p text:style-name="P1"><text:s text:c="4"/>background-color: orangered;</text:p>
      <text:p text:style-name="P2"><text:s text:c="4"/>order:1;</text:p>
      <text:p text:style-name="P1"><text:s text:c="4"/>height: 200px;</text:p>
      <text:p text:style-name="P1"><text:s text:c="4"/>width: 200px;</text:p>
      <text:p text:style-name="P1"><text:s text:c="2"/>}</text:p>
      <text:p text:style-name="P1">&lt;/style&gt;</text:p>
      <text:p text:style-name="P1"/>
      <text:p text:style-name="P1">&lt;div id="box-container"&gt;</text:p>
      <text:p text:style-name="P1"><text:s text:c="2"/>&lt;div id="box-1"&gt;&lt;/div&gt;</text:p>
      <text:p text:style-name="P1"><text:s text:c="2"/>&lt;div id="box-2"&gt;&lt;/div&gt;</text:p>
      <text:p text:style-name="P1">&lt;/div&gt;</text:p>
      <text:p text:style-name="P1"/>
      <text:p text:style-name="P1"/>
      <text:h text:style-name="P4" text:outline-level="2"><text:bookmark-start text:name="__RefHeading___Toc4330_2107218669"/><text:soft-page-break/>Use the align-self Property<text:bookmark-end text:name="__RefHeading___Toc4330_2107218669"/></text:h>
      <text:p text:style-name="Text_20_body">The final property for flex items is <text:span text:style-name="Source_20_Text">align-self</text:span>. This property allows you to <text:span text:style-name="T4">adjust each item's alignment individually</text:span>, instead of setting them all at once. This is useful since other common adjustment techniques using the CSS properties <text:span text:style-name="Source_20_Text">float</text:span>, <text:span text:style-name="Source_20_Text">clear</text:span>, and <text:span text:style-name="Source_20_Text">vertical-align</text:span> <text:span text:style-name="T4">do not</text:span> work on flex items.</text:p>
      <text:p text:style-name="Text_20_body"><text:span text:style-name="Source_20_Text">align-self</text:span> accepts the same values as <text:span text:style-name="Source_20_Text">align-items</text:span> and <text:span text:style-name="T4">will override any value set by the </text:span><text:span text:style-name="Source_20_Text"><text:span text:style-name="T4">align-items</text:span></text:span><text:span text:style-name="T4"> property.</text:span></text:p>
      <text:p text:style-name="Horizontal_20_Line"/>
      <text:p text:style-name="Text_20_body">Add the CSS property <text:span text:style-name="Source_20_Text">align-self</text:span> to both <text:span text:style-name="Source_20_Text">#box-1</text:span> and <text:span text:style-name="Source_20_Text">#box-2</text:span>. Give <text:span text:style-name="Source_20_Text">#box-1</text:span> a value of center and give <text:span text:style-name="Source_20_Text">#box-2</text:span> a value of flex-end.</text:p>
      <text:p text:style-name="P1">&lt;style&gt;</text:p>
      <text:p text:style-name="P1"><text:s text:c="2"/>#box-container {</text:p>
      <text:p text:style-name="P1"><text:s text:c="4"/>display: flex;</text:p>
      <text:p text:style-name="P1"><text:s text:c="4"/>height: 500px;</text:p>
      <text:p text:style-name="P1"><text:s text:c="2"/>}</text:p>
      <text:p text:style-name="P1"><text:s text:c="2"/>#box-1 {</text:p>
      <text:p text:style-name="P1"><text:s text:c="4"/>background-color: dodgerblue;</text:p>
      <text:p text:style-name="P2"><text:s text:c="4"/>align-self:center;</text:p>
      <text:p text:style-name="P1"><text:s text:c="4"/>height: 200px;</text:p>
      <text:p text:style-name="P1"><text:s text:c="4"/>width: 200px;</text:p>
      <text:p text:style-name="P1"><text:s text:c="2"/>}</text:p>
      <text:p text:style-name="P1"/>
      <text:p text:style-name="P1"><text:s text:c="2"/>#box-2 {</text:p>
      <text:p text:style-name="P1"><text:s text:c="4"/>background-color: orangered;</text:p>
      <text:p text:style-name="P2"><text:s text:c="4"/>align-self:flex-end;</text:p>
      <text:p text:style-name="P1"><text:s text:c="4"/>height: 200px;</text:p>
      <text:p text:style-name="P1"><text:s text:c="4"/>width: 200px;</text:p>
      <text:p text:style-name="P1"><text:s text:c="2"/>}</text:p>
      <text:p text:style-name="P1">&lt;/style&gt;</text:p>
      <text:p text:style-name="P1"/>
      <text:p text:style-name="P1">&lt;div id="box-container"&gt;</text:p>
      <text:p text:style-name="P1"><text:s text:c="2"/>&lt;div id="box-1"&gt;&lt;/div&gt;</text:p>
      <text:p text:style-name="P1"><text:s text:c="2"/>&lt;div id="box-2"&gt;&lt;/div&gt;</text:p>
      <text:p text:style-name="P1">&lt;/div&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Definition" style:family="text"/>
    <style:style style:name="Numbering_20_Symbols" style:display-name="Numbering Symbols" style:family="text"/>
    <style:style style:name="Index_20_Link" style:display-name="Index Link"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8T01:38:36.338311689</meta:creation-date>
    <dc:date>2019-04-30T09:27:51.657537417</dc:date>
    <meta:editing-duration>PT22H19M20S</meta:editing-duration>
    <meta:editing-cycles>234</meta:editing-cycles>
    <meta:generator>LibreOffice/6.0.7.3$Linux_X86_64 LibreOffice_project/00m0$Build-3</meta:generator>
    <meta:document-statistic meta:table-count="0" meta:image-count="0" meta:object-count="0" meta:page-count="23" meta:paragraph-count="841" meta:word-count="3953" meta:character-count="27502" meta:non-whitespace-character-count="22420"/>
  </office:meta>
</office:document-meta>
</file>